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draw:marker-start-width="0.457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2cm" fo:min-width="16.101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9" style:family="graphic" style:parent-style-name="standard">
      <style:graphic-properties svg:stroke-width="0.102cm" draw:marker-start-width="0.457cm" draw:marker-end-width="0.457cm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10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77cm"/>
    </style:style>
    <style:style style:name="gr15" style:family="graphic" style:parent-style-name="standard">
      <style:graphic-properties draw:fill="solid" draw:fill-color="#ff3366" draw:textarea-horizontal-align="center" draw:textarea-vertical-align="middle"/>
    </style:style>
    <style:style style:name="gr16" style:family="graphic" style:parent-style-name="standard">
      <style:graphic-properties svg:stroke-width="0.102cm" svg:stroke-color="#dc2300" draw:marker-start-width="0.457cm" draw:marker-end-width="0.457cm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808019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26" style:family="graphic" style:parent-style-name="standard">
      <style:graphic-properties draw:fill-color="#0066cc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pr1" style:family="presentation" style:parent-style-name="Blue-subtitle">
      <style:graphic-properties draw:fill-color="#ffffff" fo:min-height="13.609cm"/>
    </style:style>
    <style:style style:name="pr2" style:family="presentation" style:parent-style-name="Blue-notes">
      <style:graphic-properties draw:fill-color="#ffffff" draw:auto-grow-height="true" fo:min-height="13.365cm"/>
    </style:style>
    <style:style style:name="pr3" style:family="presentation" style:parent-style-name="Blue-title">
      <style:graphic-properties draw:fill-color="#ffffff" draw:auto-grow-height="true" fo:min-height="3.507cm"/>
    </style:style>
    <style:style style:name="pr4" style:family="presentation" style:parent-style-name="Blue-outline1">
      <style:graphic-properties draw:fill-color="#ffffff" fo:min-height="13.609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title">
      <style:graphic-properties draw:fill-color="#ffffff" fo:min-height="3.256cm"/>
    </style:style>
    <style:style style:name="pr7" style:family="presentation" style:parent-style-name="Blue-outline1">
      <style:graphic-properties draw:fill-color="#ffffff" fo:min-height="17.551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1.2cm" fo:margin-right="0cm" text:enable-numbering="false" fo:text-indent="-0.9cm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2.4cm" fo:margin-right="0cm" text:enable-numbering="false" fo:text-indent="-0.8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margin-left="0cm" fo:margin-right="0cm" fo:text-align="start" fo:text-indent="0cm"/>
      <style:text-properties fo:font-size="36pt" style:font-size-asian="36pt" style:font-size-complex="36pt"/>
    </style:style>
    <style:style style:name="P12" style:family="paragraph">
      <style:paragraph-properties fo:text-align="center"/>
      <style:text-properties fo:font-size="36pt" style:font-size-asian="36pt" style:font-size-complex="36pt"/>
    </style:style>
    <style:style style:name="P13" style:family="paragraph">
      <style:paragraph-properties fo:text-align="start"/>
      <style:text-properties fo:font-size="36pt" style:font-size-asian="36pt" style:font-size-complex="36pt"/>
    </style:style>
    <style:style style:name="P14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paragraph-properties fo:margin-left="2.4cm" fo:margin-right="0cm" fo:text-indent="-0.8cm"/>
    </style:style>
    <style:style style:name="P17" style:family="paragraph">
      <style:paragraph-properties fo:margin-left="1.2cm" fo:margin-right="0cm" fo:text-indent="-0.9cm"/>
      <style:text-properties fo:font-style="normal" fo:font-weight="normal" style:font-style-asian="normal" style:font-weight-asian="normal" style:font-style-complex="normal" style:font-weight-complex="normal"/>
    </style:style>
    <style:style style:name="P18" style:family="paragraph">
      <style:paragraph-properties fo:margin-left="3.6cm" fo:margin-right="0cm" text:enable-numbering="false" fo:text-indent="-0.6cm"/>
    </style:style>
    <style:style style:name="P19" style:family="paragraph">
      <style:paragraph-properties fo:margin-left="0cm" fo:margin-right="0cm" fo:text-indent="0cm"/>
      <style:text-properties fo:font-size="18pt"/>
    </style:style>
    <style:style style:name="P20" style:family="paragraph">
      <style:paragraph-properties fo:margin-left="0.6cm" fo:margin-right="0cm" fo:text-indent="-0.6cm"/>
      <style:text-properties fo:font-size="20pt"/>
    </style:style>
    <style:style style:name="P21" style:family="paragraph">
      <style:paragraph-properties fo:margin-left="1.2cm" fo:margin-right="0cm" fo:text-align="start" fo:text-indent="-0.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0000" fo:font-size="36pt" style:font-size-asian="36pt" style:font-size-complex="36pt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18pt"/>
    </style:style>
    <style:style style:name="T12" style:family="text">
      <style:text-properties fo:font-size="24pt" fo:language="en" fo:country="US" style:font-size-asian="24pt" style:font-size-complex="24pt"/>
    </style:style>
    <style:style style:name="T13" style:family="text">
      <style:text-properties fo:font-size="28pt" fo:language="en" fo:country="US" style:font-size-asian="28pt" style:font-size-complex="28pt"/>
    </style:style>
    <style:style style:name="T14" style:family="text">
      <style:text-properties style:text-position="super 58%" fo:font-size="28pt" fo:language="en" fo:country="US" style:font-size-asian="28pt" style:font-size-complex="28pt"/>
    </style:style>
    <style:style style:name="T15" style:family="text">
      <style:text-properties fo:font-size="32pt" fo:language="en" fo:country="US" style:font-size-asian="32pt" style:font-size-complex="32pt"/>
    </style:style>
    <style:style style:name="T16" style:family="text">
      <style:text-properties fo:language="en" fo:country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>
        <office:forms form:automatic-focus="false" form:apply-design-mode="false"/>
        <draw:frame presentation:style-name="pr1" draw:text-style-name="P2" draw:layer="layout" svg:width="25.199cm" svg:height="13.609cm" svg:x="1.4cm" svg:y="5.039cm">
          <draw:text-box>
            <text:p text:style-name="P1"><text:span text:style-name="T1">Parallel Implementations of </text:span></text:p>
            <text:p text:style-name="P1"><text:span text:style-name="T1">Smith-Waterman Algorithm</text:span></text:p>
            <text:p text:style-name="P1"><text:span text:style-name="T1"/></text:p>
            <text:p text:style-name="P1"><text:span text:style-name="T1">By Kevin W. English</text:span></text:p>
            <text:p text:style-name="P1"><text:span text:style-name="T1">University of Hawaii</text:span></text:p>
            <text:p text:style-name="P1"><text:span text:style-name="T1">ICS 632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301cm" svg:y="0cm" presentation:class="title">
          <draw:text-box>
            <text:p text:style-name="P1">Smith-Waterman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Bioinformatics Algorithm for performing local sequence alignment</text:p>
              </text:list-item>
            </text:list>
            <text:list text:style-name="L2">
              <text:list-item>
                <text:p text:style-name="P4">First proposed in 1981</text:p>
              </text:list-item>
            </text:list>
            <text:list text:style-name="L2">
              <text:list-item>
                <text:p text:style-name="P4">Given two sequences, finds the sequence that represents the optimal local alignment.</text:p>
              </text:list-item>
            </text:list>
            <text:list text:style-name="L2">
              <text:list-item>
                <text:p text:style-name="P4">Dynamic Programming algorithm that uses a scoring systems and backtraces to find the optimal resul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301cm" svg:y="0cm" presentation:class="title">
          <draw:text-box>
            <text:p text:style-name="P1">Smith-Waterman Scoring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5">V : Scoring Matrix</text:p>
              </text:list-item>
            </text:list>
            <text:list text:style-name="L2">
              <text:list-item>
                <text:p text:style-name="P5">S: Sequence (length:<text:span text:style-name="T2">n</text:span><text:span text:style-name="T3">)</text:span>, T : Sequence (length: <text:span text:style-name="T2">m</text:span>)</text:p>
              </text:list-item>
            </text:list>
            <text:list text:style-name="L2">
              <text:list-item>
                <text:p text:style-name="P6">Initialization</text:p>
              </text:list-item>
            </text:list>
            <text:list text:style-name="L2">
              <text:list-item>
                <text:list>
                  <text:list-item>
                    <text:p text:style-name="P7">V (i,0) = 0, 0 ≤ i ≤ 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V (0,j) = 0, 0 ≤ j ≤ m</text:p>
                  </text:list-item>
                </text:list>
              </text:list-item>
            </text:list>
            <text:list text:style-name="L2">
              <text:list-item>
                <text:p text:style-name="P6"/>
              </text:list-item>
            </text:list>
          </draw:text-box>
        </draw:frame>
        <draw:custom-shape draw:style-name="gr2" draw:text-style-name="P9" draw:layer="layout" svg:width="12cm" svg:height="8cm" svg:x="14cm" svg:y="11.5cm">
          <text:p text:style-name="P8"/>
          <text:p text:style-name="P8"><text:s text:c="4"/></text:p>
          <draw:enhanced-geometry svg:viewBox="0 0 21600 21600" draw:type="rectangle" draw:enhanced-path="M 0 0 L 21600 0 21600 21600 0 21600 0 0 Z N"/>
        </draw:custom-shape>
        <draw:line draw:style-name="gr3" draw:text-style-name="P9" draw:layer="layout" svg:x1="14cm" svg:y1="12.5cm" svg:x2="26cm" svg:y2="12.5cm">
          <text:p text:style-name="P1"/>
        </draw:line>
        <draw:line draw:style-name="gr3" draw:text-style-name="P9" draw:layer="layout" svg:x1="14cm" svg:y1="13.5cm" svg:x2="26cm" svg:y2="13.5cm">
          <text:p text:style-name="P1"/>
        </draw:line>
        <draw:line draw:style-name="gr3" draw:text-style-name="P9" draw:layer="layout" svg:x1="14cm" svg:y1="14.5cm" svg:x2="26cm" svg:y2="14.5cm">
          <text:p text:style-name="P1"/>
        </draw:line>
        <draw:line draw:style-name="gr3" draw:text-style-name="P9" draw:layer="layout" svg:x1="14cm" svg:y1="15.5cm" svg:x2="26cm" svg:y2="15.5cm">
          <text:p text:style-name="P1"/>
        </draw:line>
        <draw:line draw:style-name="gr3" draw:text-style-name="P9" draw:layer="layout" svg:x1="14cm" svg:y1="16.5cm" svg:x2="26cm" svg:y2="16.5cm">
          <text:p text:style-name="P1"/>
        </draw:line>
        <draw:line draw:style-name="gr3" draw:text-style-name="P9" draw:layer="layout" svg:x1="14cm" svg:y1="17.5cm" svg:x2="26cm" svg:y2="17.5cm">
          <text:p text:style-name="P1"/>
        </draw:line>
        <draw:line draw:style-name="gr3" draw:text-style-name="P9" draw:layer="layout" svg:x1="14cm" svg:y1="18.5cm" svg:x2="26cm" svg:y2="18.5cm">
          <text:p text:style-name="P1"/>
        </draw:line>
        <draw:line draw:style-name="gr3" draw:text-style-name="P9" draw:layer="layout" svg:x1="15cm" svg:y1="11.5cm" svg:x2="15cm" svg:y2="19.5cm">
          <text:p text:style-name="P1"/>
        </draw:line>
        <draw:line draw:style-name="gr3" draw:text-style-name="P9" draw:layer="layout" svg:x1="16cm" svg:y1="11.5cm" svg:x2="16cm" svg:y2="19.5cm">
          <text:p text:style-name="P1"/>
        </draw:line>
        <draw:line draw:style-name="gr3" draw:text-style-name="P9" draw:layer="layout" svg:x1="16cm" svg:y1="11.5cm" svg:x2="16cm" svg:y2="19.5cm">
          <text:p text:style-name="P1"/>
        </draw:line>
        <draw:line draw:style-name="gr3" draw:text-style-name="P9" draw:layer="layout" svg:x1="17cm" svg:y1="11.5cm" svg:x2="17cm" svg:y2="19.5cm">
          <text:p text:style-name="P1"/>
        </draw:line>
        <draw:line draw:style-name="gr3" draw:text-style-name="P9" draw:layer="layout" svg:x1="18cm" svg:y1="11.5cm" svg:x2="18cm" svg:y2="19.5cm">
          <text:p text:style-name="P1"/>
        </draw:line>
        <draw:line draw:style-name="gr3" draw:text-style-name="P9" draw:layer="layout" svg:x1="19cm" svg:y1="11.5cm" svg:x2="19cm" svg:y2="19.5cm">
          <text:p text:style-name="P1"/>
        </draw:line>
        <draw:line draw:style-name="gr3" draw:text-style-name="P9" draw:layer="layout" svg:x1="20cm" svg:y1="11.5cm" svg:x2="20cm" svg:y2="19.5cm">
          <text:p text:style-name="P1"/>
        </draw:line>
        <draw:line draw:style-name="gr3" draw:text-style-name="P9" draw:layer="layout" svg:x1="21cm" svg:y1="11.5cm" svg:x2="21cm" svg:y2="19.5cm">
          <text:p text:style-name="P1"/>
        </draw:line>
        <draw:line draw:style-name="gr3" draw:text-style-name="P9" draw:layer="layout" svg:x1="22cm" svg:y1="11.5cm" svg:x2="22cm" svg:y2="19.5cm">
          <text:p text:style-name="P1"/>
        </draw:line>
        <draw:line draw:style-name="gr3" draw:text-style-name="P9" draw:layer="layout" svg:x1="23cm" svg:y1="11.5cm" svg:x2="23cm" svg:y2="19.5cm">
          <text:p text:style-name="P1"/>
        </draw:line>
        <draw:line draw:style-name="gr3" draw:text-style-name="P9" draw:layer="layout" svg:x1="24cm" svg:y1="11.5cm" svg:x2="24cm" svg:y2="19.5cm">
          <text:p text:style-name="P1"/>
        </draw:line>
        <draw:line draw:style-name="gr3" draw:text-style-name="P9" draw:layer="layout" svg:x1="25cm" svg:y1="11.5cm" svg:x2="25cm" svg:y2="19.5cm">
          <text:p text:style-name="P1"/>
        </draw:line>
        <draw:frame draw:style-name="gr4" draw:layer="layout" svg:width="0.853cm" svg:height="0.962cm" svg:x="14.147cm" svg:y="11.538cm">
          <draw:text-box>
            <text:p text:style-name="P1">0</text:p>
          </draw:text-box>
        </draw:frame>
        <draw:frame draw:style-name="gr4" draw:layer="layout" svg:width="0.853cm" svg:height="0.962cm" svg:x="14.147cm" svg:y="12.538cm">
          <draw:text-box>
            <text:p text:style-name="P1">0</text:p>
          </draw:text-box>
        </draw:frame>
        <draw:frame draw:style-name="gr4" draw:layer="layout" svg:width="0.853cm" svg:height="0.962cm" svg:x="14.147cm" svg:y="14.538cm">
          <draw:text-box>
            <text:p text:style-name="P1">0</text:p>
          </draw:text-box>
        </draw:frame>
        <draw:frame draw:style-name="gr4" draw:layer="layout" svg:width="0.853cm" svg:height="0.962cm" svg:x="14.148cm" svg:y="15.638cm">
          <draw:text-box>
            <text:p text:style-name="P1">0</text:p>
          </draw:text-box>
        </draw:frame>
        <draw:frame draw:style-name="gr4" draw:layer="layout" svg:width="0.853cm" svg:height="0.962cm" svg:x="14.149cm" svg:y="16.538cm">
          <draw:text-box>
            <text:p text:style-name="P1">0</text:p>
          </draw:text-box>
        </draw:frame>
        <draw:frame draw:style-name="gr4" draw:layer="layout" svg:width="0.853cm" svg:height="0.962cm" svg:x="14.15cm" svg:y="17.438cm">
          <draw:text-box>
            <text:p text:style-name="P1">0</text:p>
          </draw:text-box>
        </draw:frame>
        <draw:frame draw:style-name="gr4" draw:layer="layout" svg:width="0.853cm" svg:height="0.962cm" svg:x="14.151cm" svg:y="18.538cm">
          <draw:text-box>
            <text:p text:style-name="P1">0</text:p>
          </draw:text-box>
        </draw:frame>
        <draw:frame draw:style-name="gr4" draw:layer="layout" svg:width="0.853cm" svg:height="0.962cm" svg:x="14.148cm" svg:y="13.538cm">
          <draw:text-box>
            <text:p text:style-name="P1">0</text:p>
          </draw:text-box>
        </draw:frame>
        <draw:frame draw:style-name="gr4" draw:layer="layout" svg:width="0.853cm" svg:height="0.962cm" svg:x="15.048cm" svg:y="11.538cm">
          <draw:text-box>
            <text:p text:style-name="P1">0</text:p>
          </draw:text-box>
        </draw:frame>
        <draw:frame draw:style-name="gr4" draw:layer="layout" svg:width="0.853cm" svg:height="0.962cm" svg:x="16.049cm" svg:y="11.538cm">
          <draw:text-box>
            <text:p text:style-name="P1">0</text:p>
          </draw:text-box>
        </draw:frame>
        <draw:frame draw:style-name="gr4" draw:layer="layout" svg:width="0.853cm" svg:height="0.962cm" svg:x="17.05cm" svg:y="11.538cm">
          <draw:text-box>
            <text:p text:style-name="P1">0</text:p>
          </draw:text-box>
        </draw:frame>
        <draw:frame draw:style-name="gr4" draw:layer="layout" svg:width="0.853cm" svg:height="0.962cm" svg:x="18.051cm" svg:y="11.538cm">
          <draw:text-box>
            <text:p text:style-name="P1">0</text:p>
          </draw:text-box>
        </draw:frame>
        <draw:frame draw:style-name="gr4" draw:layer="layout" svg:width="0.853cm" svg:height="0.962cm" svg:x="19.152cm" svg:y="11.538cm">
          <draw:text-box>
            <text:p text:style-name="P1">0</text:p>
          </draw:text-box>
        </draw:frame>
        <draw:frame draw:style-name="gr4" draw:layer="layout" svg:width="0.853cm" svg:height="0.962cm" svg:x="20.053cm" svg:y="11.538cm">
          <draw:text-box>
            <text:p text:style-name="P1">0</text:p>
          </draw:text-box>
        </draw:frame>
        <draw:frame draw:style-name="gr4" draw:layer="layout" svg:width="0.853cm" svg:height="0.962cm" svg:x="21.054cm" svg:y="11.538cm">
          <draw:text-box>
            <text:p text:style-name="P1">0</text:p>
          </draw:text-box>
        </draw:frame>
        <draw:frame draw:style-name="gr4" draw:layer="layout" svg:width="0.853cm" svg:height="0.962cm" svg:x="22.055cm" svg:y="11.538cm">
          <draw:text-box>
            <text:p text:style-name="P1">0</text:p>
          </draw:text-box>
        </draw:frame>
        <draw:frame draw:style-name="gr4" draw:layer="layout" svg:width="0.853cm" svg:height="0.962cm" svg:x="22.956cm" svg:y="11.538cm">
          <draw:text-box>
            <text:p text:style-name="P1">0</text:p>
          </draw:text-box>
        </draw:frame>
        <draw:frame draw:style-name="gr4" draw:layer="layout" svg:width="0.853cm" svg:height="0.962cm" svg:x="24.057cm" svg:y="11.538cm">
          <draw:text-box>
            <text:p text:style-name="P1">0</text:p>
          </draw:text-box>
        </draw:frame>
        <draw:frame draw:style-name="gr4" draw:layer="layout" svg:width="0.853cm" svg:height="0.962cm" svg:x="24.958cm" svg:y="11.538cm">
          <draw:text-box>
            <text:p text:style-name="P1">0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Smith-Waterman Scoring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Scoring Formula</text:p>
              </text:list-item>
            </text:list>
            <text:list text:style-name="L2">
              <text:list-item>
                <text:p text:style-name="P5">V (i,j) = max {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V (i – 1,j – 1) + G (S [ i ],T [ j ])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V (i – 1,j ) + G (S [ i ],-)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V (i,j - 1 ) + G (-,T [ j ]) }</text:span></text:p>
                  </text:list-item>
                </text:list>
              </text:list-item>
            </text:list>
            <text:list text:style-name="L2">
              <text:list-item>
                <text:p text:style-name="P5">Range:</text:p>
              </text:list-item>
            </text:list>
            <text:list text:style-name="L2">
              <text:list-item>
                <text:list>
                  <text:list-item>
                    <text:p text:style-name="P7">1 &lt; i &lt; n , 1 &lt; j &lt; n </text:p>
                  </text:list-item>
                </text:list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draw:custom-shape draw:style-name="gr2" draw:text-style-name="P9" draw:layer="layout" svg:width="11.5cm" svg:height="7cm" svg:x="15.5cm" svg:y="11.5cm">
          <text:list text:style-name="L3">
            <text:list-item>
              <text:list>
                <text:list-item>
                  <text:list>
                    <text:list-item>
                      <text:p text:style-name="P7"><text:span text:style-name="T4">V (i-1,j-1) <text:s text:c="4"/>V (i-1,j)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<text:span text:style-name="T4"/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<text:span text:style-name="T4"/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<text:span text:style-name="T4">V (i,j-1) <text:s text:c="9"/>V (i,j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line draw:style-name="gr3" draw:text-style-name="P9" draw:layer="layout" svg:x1="22.5cm" svg:y1="11.5cm" svg:x2="22.5cm" svg:y2="18.5cm">
          <text:p text:style-name="P1"/>
        </draw:line>
        <draw:line draw:style-name="gr3" draw:text-style-name="P9" draw:layer="layout" svg:x1="15.5cm" svg:y1="14.5cm" svg:x2="27cm" svg:y2="14.5cm">
          <text:p text:style-name="P1"/>
        </draw:line>
        <draw:line draw:style-name="gr5" draw:text-style-name="P9" draw:layer="layout" svg:x1="23.5cm" svg:y1="16cm" svg:x2="21cm" svg:y2="13.5cm">
          <text:p text:style-name="P1"/>
        </draw:line>
        <draw:line draw:style-name="gr5" draw:text-style-name="P9" draw:layer="layout" svg:x1="23.5cm" svg:y1="16cm" svg:x2="19cm" svg:y2="16cm">
          <text:p text:style-name="P1"/>
        </draw:line>
        <draw:line draw:style-name="gr5" draw:text-style-name="P9" draw:layer="layout" svg:x1="23.5cm" svg:y1="16cm" svg:x2="23.5cm" svg:y2="13.5cm">
          <text:p text:style-name="P1"/>
        </draw:lin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9">
        <office:forms form:automatic-focus="false" form:apply-design-mode="false"/>
        <draw:frame presentation:style-name="pr3" draw:text-style-name="P1" draw:layer="layout" svg:width="25.199cm" svg:height="3.507cm" svg:x="1.301cm" svg:y="0cm" presentation:class="title">
          <draw:text-box>
            <text:p text:style-name="P1">Smith-Waterman Example</text:p>
          </draw:text-box>
        </draw:frame>
        <draw:custom-shape draw:style-name="gr2" draw:text-style-name="P11" draw:layer="layout" svg:width="14.5cm" svg:height="2cm" svg:x="4.5cm" svg:y="6cm">
          <text:p text:style-name="P10"><text:span text:style-name="T5"><text:s text:c="7"/></text:span><text:span text:style-name="T5">A <text:s text:c="2"/>C <text:s text:c="3"/>C <text:s text:c="2"/>T <text:s text:c="3"/>A <text:s text:c="2"/>G</text:span><text:span text:style-name="T5"><text:tab/></text:span><text:span text:style-name="T5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2" draw:layer="layout" svg:width="14.5cm" svg:height="2cm" svg:x="4.5cm" svg:y="16cm">
          <text:p text:style-name="P10"><text:span text:style-name="T5">A <text:s text:c="3"/>1 <text:s text:c="3"/>0 <text:s text:c="3"/>0 <text:s text:c="3"/>1 <text:s text:c="2"/>3 <text:s text:c="3"/>2 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cm" svg:y="12cm">
          <text:p text:style-name="P10"><text:span text:style-name="T5">C <text:s text:c="3"/>0 <text:s text:c="3"/>0 <text:s text:c="3"/>1 <text:s text:c="2"/>0 <text:s text:c="3"/>0 <text:s text:c="2"/>1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cm" svg:y="10cm">
          <text:p text:style-name="P10"><text:span text:style-name="T5">G <text:s text:c="3"/>0 <text:s text:c="3"/>0 <text:s text:c="3"/>1 <text:s text:c="2"/>0 <text:s text:c="3"/>0 <text:s text:c="3"/>2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cm" svg:y="14cm">
          <text:p text:style-name="P10"><text:span text:style-name="T5">T <text:s text:c="3"/>0 <text:s text:c="3"/>0 <text:s text:c="3"/>0 <text:s text:c="3"/>2 <text:s text:c="2"/>1 <text:s text:c="3"/>0</text:span></text:p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14.5cm" svg:height="2cm" svg:x="4.5cm" svg:y="8cm">
          <text:p text:style-name="P10"><text:span text:style-name="T5">A <text:s text:c="3"/>1 <text:s text:c="3"/>0 <text:s text:c="3"/>0 <text:s text:c="2"/>0 <text:s text:c="3"/>1 <text:s text:c="3"/>0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cm" svg:y="18cm">
          <text:p text:style-name="P10"><text:span text:style-name="T5">C <text:s text:c="3"/>0 <text:s text:c="3"/>2 <text:s text:c="3"/>1 <text:s text:c="2"/>0 <text:s text:c="3"/>2 <text:s text:c="3"/>2 </text:span></text:p>
          <draw:enhanced-geometry svg:viewBox="0 0 21600 21600" draw:type="rectangle" draw:enhanced-path="M 0 0 L 21600 0 21600 21600 0 21600 0 0 Z N"/>
        </draw:custom-shape>
        <draw:line draw:style-name="gr3" draw:text-style-name="P9" draw:layer="layout" svg:x1="6.5cm" svg:y1="6cm" svg:x2="6.5cm" svg:y2="20cm">
          <text:p text:style-name="P1"/>
        </draw:line>
        <draw:line draw:style-name="gr3" draw:text-style-name="P9" draw:layer="layout" svg:x1="8.5cm" svg:y1="6cm" svg:x2="8.5cm" svg:y2="20cm">
          <text:p text:style-name="P1"/>
        </draw:line>
        <draw:line draw:style-name="gr3" draw:text-style-name="P9" draw:layer="layout" svg:x1="10.5cm" svg:y1="6cm" svg:x2="10.5cm" svg:y2="20cm">
          <text:p text:style-name="P1"/>
        </draw:line>
        <draw:line draw:style-name="gr3" draw:text-style-name="P9" draw:layer="layout" svg:x1="12.5cm" svg:y1="6cm" svg:x2="12.5cm" svg:y2="20cm">
          <text:p text:style-name="P1"/>
        </draw:line>
        <draw:line draw:style-name="gr3" draw:text-style-name="P9" draw:layer="layout" svg:x1="14.5cm" svg:y1="6cm" svg:x2="14.5cm" svg:y2="20cm">
          <text:p text:style-name="P1"/>
        </draw:line>
        <draw:line draw:style-name="gr3" draw:text-style-name="P9" draw:layer="layout" svg:x1="16.5cm" svg:y1="6cm" svg:x2="16.5cm" svg:y2="20cm">
          <text:p text:style-name="P1"/>
        </draw:line>
        <draw:frame draw:style-name="gr6" draw:text-style-name="P14" draw:layer="layout" svg:width="16.601cm" svg:height="1.962cm" svg:x="3.399cm" svg:y="4cm">
          <draw:text-box>
            <text:p text:style-name="P1"><text:span text:style-name="T6">1) Generate Scoring Matrix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3T8">
        <office:forms form:automatic-focus="false" form:apply-design-mode="false"/>
        <draw:custom-shape draw:style-name="gr7" draw:text-style-name="P9" draw:layer="layout" svg:width="6.5cm" svg:height="7cm" svg:x="20cm" svg:y="7.5cm">
          <text:p text:style-name="P1"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3.507cm" svg:x="1.301cm" svg:y="0cm" presentation:class="title">
          <draw:text-box>
            <text:p text:style-name="P1">Smith-Waterman Example</text:p>
          </draw:text-box>
        </draw:frame>
        <draw:frame draw:style-name="gr8" draw:text-style-name="P1" draw:layer="layout" svg:width="1.437cm" svg:height="0.252cm" svg:x="3.703cm" svg:y="11cm">
          <draw:text-box>
            <text:p text:style-name="P1"/>
          </draw:text-box>
        </draw:frame>
        <draw:custom-shape draw:style-name="gr2" draw:text-style-name="P11" draw:layer="layout" svg:width="14.5cm" svg:height="2cm" svg:x="4.501cm" svg:y="6cm">
          <text:p text:style-name="P10"><text:span text:style-name="T5"><text:s text:c="7"/></text:span><text:span text:style-name="T5">A <text:s text:c="2"/>C <text:s text:c="3"/>C <text:s text:c="2"/>T <text:s text:c="3"/>A <text:s text:c="2"/>G</text:span><text:span text:style-name="T5"><text:tab/></text:span><text:span text:style-name="T5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2" draw:layer="layout" svg:width="14.5cm" svg:height="2cm" svg:x="4.501cm" svg:y="16cm">
          <text:p text:style-name="P10"><text:span text:style-name="T5">A <text:s text:c="3"/>1 <text:s text:c="3"/>0 <text:s text:c="3"/>0 <text:s text:c="3"/>1 <text:s text:c="2"/></text:span><text:span text:style-name="T7">3 </text:span><text:span text:style-name="T5"><text:s text:c="3"/>2 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01cm" svg:y="12cm">
          <text:p text:style-name="P10"><text:span text:style-name="T5">C <text:s text:c="3"/>0 <text:s text:c="3"/>0 <text:s text:c="3"/></text:span><text:span text:style-name="T7">1</text:span><text:span text:style-name="T5"> <text:s text:c="2"/>0 <text:s text:c="3"/>0 <text:s text:c="2"/>1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01cm" svg:y="10cm">
          <text:p text:style-name="P10"><text:span text:style-name="T5">G <text:s text:c="3"/>0 <text:s text:c="3"/>0 <text:s text:c="3"/></text:span><text:span text:style-name="T7">1</text:span><text:span text:style-name="T5"> <text:s text:c="2"/>0 <text:s text:c="3"/>0 <text:s text:c="3"/>2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01cm" svg:y="14cm">
          <text:p text:style-name="P10"><text:span text:style-name="T5">T <text:s text:c="3"/>0 <text:s text:c="3"/>0 <text:s text:c="3"/>0 <text:s text:c="3"/></text:span><text:span text:style-name="T7">2</text:span><text:span text:style-name="T5"> <text:s text:c="2"/>1 <text:s text:c="3"/>0</text:span></text:p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14.5cm" svg:height="2cm" svg:x="4.501cm" svg:y="8cm">
          <text:p text:style-name="P10"><text:span text:style-name="T5">A <text:s text:c="3"/>1 <text:s text:c="3"/>0 <text:s text:c="3"/>0 <text:s text:c="2"/>0 <text:s text:c="3"/>1 <text:s text:c="3"/>0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01cm" svg:y="18cm">
          <text:p text:style-name="P10"><text:span text:style-name="T5">C <text:s text:c="3"/>0 <text:s text:c="3"/>2 <text:s text:c="3"/>1 <text:s text:c="2"/>0 <text:s text:c="3"/>2 <text:s text:c="3"/>2 </text:span></text:p>
          <draw:enhanced-geometry svg:viewBox="0 0 21600 21600" draw:type="rectangle" draw:enhanced-path="M 0 0 L 21600 0 21600 21600 0 21600 0 0 Z N"/>
        </draw:custom-shape>
        <draw:line draw:style-name="gr3" draw:text-style-name="P9" draw:layer="layout" svg:x1="6.501cm" svg:y1="6cm" svg:x2="6.501cm" svg:y2="20cm">
          <text:p text:style-name="P1"/>
        </draw:line>
        <draw:line draw:style-name="gr3" draw:text-style-name="P9" draw:layer="layout" svg:x1="8.501cm" svg:y1="6cm" svg:x2="8.501cm" svg:y2="20cm">
          <text:p text:style-name="P1"/>
        </draw:line>
        <draw:line draw:style-name="gr3" draw:text-style-name="P9" draw:layer="layout" svg:x1="10.501cm" svg:y1="6cm" svg:x2="10.501cm" svg:y2="20cm">
          <text:p text:style-name="P1"/>
        </draw:line>
        <draw:line draw:style-name="gr3" draw:text-style-name="P9" draw:layer="layout" svg:x1="12.501cm" svg:y1="6cm" svg:x2="12.501cm" svg:y2="20cm">
          <text:p text:style-name="P1"/>
        </draw:line>
        <draw:line draw:style-name="gr3" draw:text-style-name="P9" draw:layer="layout" svg:x1="14.501cm" svg:y1="6cm" svg:x2="14.501cm" svg:y2="20cm">
          <text:p text:style-name="P1"/>
        </draw:line>
        <draw:line draw:style-name="gr3" draw:text-style-name="P9" draw:layer="layout" svg:x1="16.501cm" svg:y1="6cm" svg:x2="16.501cm" svg:y2="20cm">
          <text:p text:style-name="P1"/>
        </draw:line>
        <draw:frame draw:style-name="gr6" draw:text-style-name="P14" draw:layer="layout" svg:width="16.601cm" svg:height="2.301cm" svg:x="3.4cm" svg:y="4cm">
          <draw:text-box>
            <text:p text:style-name="P1"><text:span text:style-name="T6">2) Find highest score and traceback</text:span></text:p>
            <text:p text:style-name="P1"><text:span text:style-name="T6"/></text:p>
          </draw:text-box>
        </draw:frame>
        <draw:custom-shape draw:style-name="gr9" draw:text-style-name="P9" draw:layer="layout" svg:width="2cm" svg:height="2cm" svg:x="14.5cm" svg:y="16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9" draw:layer="layout" svg:width="2cm" svg:height="2cm" svg:x="12.5cm" svg:y="14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9" draw:layer="layout" svg:width="2cm" svg:height="2cm" svg:x="10.5cm" svg:y="12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9" draw:layer="layout" svg:width="2cm" svg:height="2cm" svg:x="10.5cm" svg:y="10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4" draw:text-style-name="P15" draw:layer="layout" svg:width="3.317cm" svg:height="1.673cm" svg:x="20.5cm" svg:y="9cm">
          <draw:text-box>
            <text:p text:style-name="P1">Optimal </text:p>
            <text:p text:style-name="P1">Alignment</text:p>
          </draw:text-box>
        </draw:frame>
        <draw:frame draw:style-name="gr4" draw:text-style-name="P15" draw:layer="layout" svg:width="2.619cm" svg:height="1.673cm" svg:x="21cm" svg:y="10.5cm">
          <draw:text-box>
            <text:p text:style-name="P1"><text:span text:style-name="T5">-ct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Sequential Performance Model</text:p>
          </draw:text-box>
        </draw:frame>
        <draw:frame presentation:style-name="pr4" draw:text-style-name="P17" draw:layer="layout" svg:width="25.199cm" svg:height="14.966cm" svg:x="1.4cm" svg:y="4.914cm" presentation:class="outline" presentation:user-transformed="true">
          <draw:text-box>
            <text:list text:style-name="L2">
              <text:list-item>
                <text:p text:style-name="P4"><text:span text:style-name="T8">Assuming we have two sequences of length, </text:span><text:span text:style-name="T9">n</text:span><text:span text:style-name="T8"> and </text:span><text:span text:style-name="T9">m a</text:span><text:span text:style-name="T8">nd the time it take to compute 1 cell in the score matrix is </text:span><text:span text:style-name="T9">w.</text:span></text:p>
              </text:list-item>
            </text:list>
            <text:list text:style-name="L2">
              <text:list-item>
                <text:p text:style-name="P4"><text:span text:style-name="T8">This gives us a sequential performance of: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9">n</text:span><text:span text:style-name="T8"> x </text:span><text:span text:style-name="T9">m</text:span><text:span text:style-name="T8"> x </text:span><text:span text:style-name="T9">w + traceback_time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8">The Traceback time is very small.</text:span></text:p>
              </text:list-item>
            </text:list>
            <text:list text:style-name="L2">
              <text:list-item>
                <text:p text:style-name="P4"><text:span text:style-name="T8">For two identical 10,000 character sequences comparison: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8">Matrix Scoring: 4,068,710 nanosec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8">Traceback: 0.001044 nanose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custom-shape draw:style-name="gr10" draw:text-style-name="P9" draw:layer="layout" svg:width="3.5cm" svg:height="2.5cm" svg:x="20.5cm" svg:y="17.5cm">
          <text:p text:style-name="P1"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9" draw:layer="layout" svg:width="3.5cm" svg:height="2.5cm" svg:x="20.5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5cm" svg:height="2.5cm" svg:x="17cm" svg:y="17.5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cm" svg:height="2.5cm" svg:x="20.5cm" svg:y="11.5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cm" svg:height="2.5cm" svg:x="17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cm" svg:height="2.5cm" svg:x="13.5cm" svg:y="17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cm" svg:height="2.5cm" svg:x="10cm" svg:y="17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cm" svg:height="2.5cm" svg:x="17cm" svg:y="11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cm" svg:height="2.5cm" svg:x="20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cm" svg:height="2.5cm" svg:x="13.5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cm" svg:height="2.5cm" svg:x="6.5cm" svg:y="17.5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cm" svg:height="2.5cm" svg:x="10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cm" svg:height="2.5cm" svg:x="13.5cm" svg:y="11.5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cm" svg:height="2.5cm" svg:x="17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5cm" svg:height="2.5cm" svg:x="13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5cm" svg:height="2.5cm" svg:x="10cm" svg:y="11.5cm">
          <text:p text:style-name="P1"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5cm" svg:height="2.5cm" svg:x="6.5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5cm" svg:height="2.5cm" svg:x="6.5cm" svg:y="11.5cm"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5cm" svg:height="2.5cm" svg:x="10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cm" svg:height="2.5cm" svg:x="6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cm" svg:height="2.5cm" svg:x="6.5cm" svg:y="8.5cm">
          <text:p text:style-name="P1"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5.199cm" svg:height="3.256cm" svg:x="1.301cm" svg:y="0.125cm" presentation:class="title">
          <draw:text-box>
            <text:p text:style-name="P1">Ring Implementation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1-Dimensional implementation divides scoring matrix calculation among processors</text:p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draw:custom-shape draw:style-name="gr7" draw:text-style-name="P9" draw:layer="layout" svg:width="3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9cm" svg:x2="24cm" svg:y2="9cm">
          <text:p text:style-name="P1"/>
        </draw:line>
        <draw:line draw:style-name="gr3" draw:text-style-name="P9" draw:layer="layout" svg:x1="3.5cm" svg:y1="9.5cm" svg:x2="24cm" svg:y2="9.5cm">
          <text:p text:style-name="P1"/>
        </draw:line>
        <draw:line draw:style-name="gr3" draw:text-style-name="P9" draw:layer="layout" svg:x1="3.5cm" svg:y1="10.5cm" svg:x2="24cm" svg:y2="10.5cm">
          <text:p text:style-name="P1"/>
        </draw:line>
        <draw:line draw:style-name="gr3" draw:text-style-name="P9" draw:layer="layout" svg:x1="3.5cm" svg:y1="11cm" svg:x2="24cm" svg:y2="11cm">
          <text:p text:style-name="P1"/>
        </draw:line>
        <draw:frame draw:style-name="gr14" draw:text-style-name="P1" draw:layer="layout" svg:width="1.277cm" svg:height="0.962cm" svg:x="1.223cm" svg:y="9.5cm">
          <draw:text-box>
            <text:p text:style-name="P1">P0</text:p>
          </draw:text-box>
        </draw:frame>
        <draw:frame draw:style-name="gr4" draw:layer="layout" svg:width="1.277cm" svg:height="0.962cm" svg:x="1.223cm" svg:y="12.538cm">
          <draw:text-box>
            <text:p text:style-name="P1">P1</text:p>
          </draw:text-box>
        </draw:frame>
        <draw:frame draw:style-name="gr4" draw:layer="layout" svg:width="1.277cm" svg:height="0.962cm" svg:x="1.223cm" svg:y="15cm">
          <draw:text-box>
            <text:p text:style-name="P1">P2</text:p>
          </draw:text-box>
        </draw:frame>
        <draw:frame draw:style-name="gr4" draw:layer="layout" svg:width="1.277cm" svg:height="0.962cm" svg:x="1.223cm" svg:y="18.538cm">
          <draw:text-box>
            <text:p text:style-name="P1">P3</text:p>
          </draw:text-box>
        </draw:frame>
        <draw:line draw:style-name="gr3" draw:text-style-name="P9" draw:layer="layout" svg:x1="6.5cm" svg:y1="8.5cm" svg:x2="6.5cm" svg:y2="11cm">
          <text:p text:style-name="P1"/>
        </draw:line>
        <draw:line draw:style-name="gr3" draw:text-style-name="P9" draw:layer="layout" svg:x1="10cm" svg:y1="8.5cm" svg:x2="10cm" svg:y2="11cm">
          <text:p text:style-name="P1"/>
        </draw:line>
        <draw:custom-shape draw:style-name="gr7" draw:text-style-name="P9" draw:layer="layout" svg:width="3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9cm" svg:x2="24cm" svg:y2="9cm">
          <text:p text:style-name="P1"/>
        </draw:line>
        <draw:line draw:style-name="gr3" draw:text-style-name="P9" draw:layer="layout" svg:x1="3.5cm" svg:y1="9.5cm" svg:x2="24cm" svg:y2="9.5cm">
          <text:p text:style-name="P1"/>
        </draw:line>
        <draw:line draw:style-name="gr3" draw:text-style-name="P9" draw:layer="layout" svg:x1="3.5cm" svg:y1="10.5cm" svg:x2="24cm" svg:y2="10.5cm">
          <text:p text:style-name="P1"/>
        </draw:line>
        <draw:line draw:style-name="gr3" draw:text-style-name="P9" draw:layer="layout" svg:x1="3.5cm" svg:y1="11cm" svg:x2="24cm" svg:y2="11cm">
          <text:p text:style-name="P1"/>
        </draw:line>
        <draw:line draw:style-name="gr15" draw:text-style-name="P9" draw:layer="layout" svg:x1="6.5cm" svg:y1="8.5cm" svg:x2="6.5cm" svg:y2="11cm">
          <text:p text:style-name="P1"/>
        </draw:line>
        <draw:line draw:style-name="gr15" draw:text-style-name="P9" draw:layer="layout" svg:x1="10cm" svg:y1="8.5cm" svg:x2="10cm" svg:y2="11cm">
          <text:p text:style-name="P1"/>
        </draw:line>
        <draw:custom-shape draw:style-name="gr12" draw:text-style-name="P9" draw:layer="layout" svg:width="3cm" svg:height="2.5cm" svg:x="3.5cm" svg:y="11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2cm" svg:x2="24cm" svg:y2="12cm">
          <text:p text:style-name="P1"/>
        </draw:line>
        <draw:line draw:style-name="gr3" draw:text-style-name="P9" draw:layer="layout" svg:x1="3.5cm" svg:y1="12.5cm" svg:x2="24cm" svg:y2="12.5cm">
          <text:p text:style-name="P1"/>
        </draw:line>
        <draw:line draw:style-name="gr3" draw:text-style-name="P9" draw:layer="layout" svg:x1="3.5cm" svg:y1="13.5cm" svg:x2="24cm" svg:y2="13.5cm">
          <text:p text:style-name="P1"/>
        </draw:line>
        <draw:line draw:style-name="gr3" draw:text-style-name="P9" draw:layer="layout" svg:x1="3.5cm" svg:y1="14cm" svg:x2="24cm" svg:y2="14cm">
          <text:p text:style-name="P1"/>
        </draw:line>
        <draw:line draw:style-name="gr3" draw:text-style-name="P9" draw:layer="layout" svg:x1="6.5cm" svg:y1="11.5cm" svg:x2="6.5cm" svg:y2="14cm">
          <text:p text:style-name="P1"/>
        </draw:line>
        <draw:line draw:style-name="gr3" draw:text-style-name="P9" draw:layer="layout" svg:x1="10cm" svg:y1="11.5cm" svg:x2="10cm" svg:y2="14cm">
          <text:p text:style-name="P1"/>
        </draw:line>
        <draw:custom-shape draw:style-name="gr11" draw:text-style-name="P9" draw:layer="layout" svg:width="3cm" svg:height="2.5cm" svg:x="3.5cm" svg:y="14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5cm" svg:x2="24cm" svg:y2="15cm">
          <text:p text:style-name="P1"/>
        </draw:line>
        <draw:line draw:style-name="gr3" draw:text-style-name="P9" draw:layer="layout" svg:x1="3.5cm" svg:y1="15.5cm" svg:x2="24cm" svg:y2="15.5cm">
          <text:p text:style-name="P1"/>
        </draw:line>
        <draw:line draw:style-name="gr3" draw:text-style-name="P9" draw:layer="layout" svg:x1="3.5cm" svg:y1="16.5cm" svg:x2="24cm" svg:y2="16.5cm">
          <text:p text:style-name="P1"/>
        </draw:line>
        <draw:line draw:style-name="gr3" draw:text-style-name="P9" draw:layer="layout" svg:x1="3.5cm" svg:y1="17cm" svg:x2="24cm" svg:y2="17cm">
          <text:p text:style-name="P1"/>
        </draw:line>
        <draw:line draw:style-name="gr3" draw:text-style-name="P9" draw:layer="layout" svg:x1="6.5cm" svg:y1="14.5cm" svg:x2="6.5cm" svg:y2="17cm">
          <text:p text:style-name="P1"/>
        </draw:line>
        <draw:custom-shape draw:style-name="gr10" draw:text-style-name="P9" draw:layer="layout" svg:width="3cm" svg:height="2.5cm" svg:x="3.5cm" svg:y="17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8cm" svg:x2="24cm" svg:y2="18cm">
          <text:p text:style-name="P1"/>
        </draw:line>
        <draw:line draw:style-name="gr3" draw:text-style-name="P9" draw:layer="layout" svg:x1="3.5cm" svg:y1="18.5cm" svg:x2="24cm" svg:y2="18.5cm">
          <text:p text:style-name="P1"/>
        </draw:line>
        <draw:line draw:style-name="gr3" draw:text-style-name="P9" draw:layer="layout" svg:x1="3.5cm" svg:y1="19.5cm" svg:x2="24cm" svg:y2="19.5cm">
          <text:p text:style-name="P1"/>
        </draw:line>
        <draw:line draw:style-name="gr3" draw:text-style-name="P9" draw:layer="layout" svg:x1="3.5cm" svg:y1="20cm" svg:x2="24cm" svg:y2="20cm">
          <text:p text:style-name="P1"/>
        </draw:line>
        <draw:line draw:style-name="gr3" draw:text-style-name="P9" draw:layer="layout" svg:x1="6.5cm" svg:y1="17.5cm" svg:x2="6.5cm" svg:y2="20cm">
          <text:p text:style-name="P1"/>
        </draw:line>
        <draw:frame draw:style-name="gr4" draw:layer="layout" svg:width="2.335cm" svg:height="0.962cm" svg:x="3.665cm" svg:y="9.5cm">
          <draw:text-box>
            <text:p text:style-name="P1">Step 1</text:p>
          </draw:text-box>
        </draw:frame>
        <draw:frame draw:style-name="gr4" draw:layer="layout" svg:width="2.335cm" svg:height="0.962cm" svg:x="10.665cm" svg:y="12.5cm">
          <draw:text-box>
            <text:p text:style-name="P1">Step 4</text:p>
          </draw:text-box>
        </draw:frame>
        <draw:frame draw:style-name="gr4" draw:layer="layout" svg:width="2.335cm" svg:height="0.962cm" svg:x="6.665cm" svg:y="12.5cm">
          <draw:text-box>
            <text:p text:style-name="P1">Step 3</text:p>
          </draw:text-box>
        </draw:frame>
        <draw:frame draw:style-name="gr4" draw:layer="layout" svg:width="2.335cm" svg:height="0.962cm" svg:x="3.665cm" svg:y="12.5cm">
          <draw:text-box>
            <text:p text:style-name="P1">Step 2</text:p>
          </draw:text-box>
        </draw:frame>
        <draw:frame draw:style-name="gr4" draw:layer="layout" svg:width="2.335cm" svg:height="0.962cm" svg:x="10.665cm" svg:y="9.538cm">
          <draw:text-box>
            <text:p text:style-name="P1">Step 3</text:p>
          </draw:text-box>
        </draw:frame>
        <draw:frame draw:style-name="gr4" draw:layer="layout" svg:width="2.335cm" svg:height="0.962cm" svg:x="7.165cm" svg:y="9.5cm">
          <draw:text-box>
            <text:p text:style-name="P1">Step 2</text:p>
          </draw:text-box>
        </draw:frame>
        <draw:frame draw:style-name="gr4" draw:layer="layout" svg:width="2.335cm" svg:height="0.962cm" svg:x="3.665cm" svg:y="15.538cm">
          <draw:text-box>
            <text:p text:style-name="P1">Step 3</text:p>
          </draw:text-box>
        </draw:frame>
        <draw:frame draw:style-name="gr4" draw:layer="layout" svg:width="2.335cm" svg:height="0.962cm" svg:x="7.165cm" svg:y="15.5cm">
          <draw:text-box>
            <text:p text:style-name="P1">Step 4</text:p>
          </draw:text-box>
        </draw:frame>
        <draw:frame draw:style-name="gr4" draw:layer="layout" svg:width="2.335cm" svg:height="0.962cm" svg:x="10.665cm" svg:y="15.5cm">
          <draw:text-box>
            <text:p text:style-name="P1">Step 5</text:p>
          </draw:text-box>
        </draw:frame>
        <draw:frame draw:style-name="gr4" draw:layer="layout" svg:width="2.335cm" svg:height="0.962cm" svg:x="14.5cm" svg:y="15.5cm">
          <draw:text-box>
            <text:p text:style-name="P1">Step 6</text:p>
          </draw:text-box>
        </draw:frame>
        <draw:frame draw:style-name="gr4" draw:layer="layout" svg:width="2.335cm" svg:height="0.962cm" svg:x="18cm" svg:y="15.538cm">
          <draw:text-box>
            <text:p text:style-name="P1">Step 7</text:p>
          </draw:text-box>
        </draw:frame>
        <draw:frame draw:style-name="gr4" draw:layer="layout" svg:width="2.335cm" svg:height="0.962cm" svg:x="21.165cm" svg:y="15.538cm">
          <draw:text-box>
            <text:p text:style-name="P1">Step 8</text:p>
          </draw:text-box>
        </draw:frame>
        <draw:frame draw:style-name="gr4" draw:layer="layout" svg:width="2.335cm" svg:height="0.962cm" svg:x="21.165cm" svg:y="12.5cm">
          <draw:text-box>
            <text:p text:style-name="P1">Step 7</text:p>
          </draw:text-box>
        </draw:frame>
        <draw:frame draw:style-name="gr4" draw:layer="layout" svg:width="2.335cm" svg:height="0.962cm" svg:x="14.5cm" svg:y="12.5cm">
          <draw:text-box>
            <text:p text:style-name="P1">Step 5</text:p>
          </draw:text-box>
        </draw:frame>
        <draw:frame draw:style-name="gr4" draw:layer="layout" svg:width="2.335cm" svg:height="0.962cm" svg:x="14.5cm" svg:y="9.538cm">
          <draw:text-box>
            <text:p text:style-name="P1">Step 4</text:p>
          </draw:text-box>
        </draw:frame>
        <draw:frame draw:style-name="gr4" draw:layer="layout" svg:width="2.335cm" svg:height="0.962cm" svg:x="18cm" svg:y="9.5cm">
          <draw:text-box>
            <text:p text:style-name="P1">Step 5</text:p>
          </draw:text-box>
        </draw:frame>
        <draw:frame draw:style-name="gr4" draw:layer="layout" svg:width="2.335cm" svg:height="0.962cm" svg:x="21cm" svg:y="9.538cm">
          <draw:text-box>
            <text:p text:style-name="P1">Step 6</text:p>
          </draw:text-box>
        </draw:frame>
        <draw:frame draw:style-name="gr4" draw:layer="layout" svg:width="2.335cm" svg:height="0.962cm" svg:x="18cm" svg:y="12.538cm">
          <draw:text-box>
            <text:p text:style-name="P1">Step 6</text:p>
          </draw:text-box>
        </draw:frame>
        <draw:frame draw:style-name="gr4" draw:layer="layout" svg:width="2.335cm" svg:height="0.962cm" svg:x="3.665cm" svg:y="18.5cm">
          <draw:text-box>
            <text:p text:style-name="P1">Step 4</text:p>
          </draw:text-box>
        </draw:frame>
        <draw:frame draw:style-name="gr4" draw:layer="layout" svg:width="2.335cm" svg:height="0.962cm" svg:x="7.165cm" svg:y="18.5cm">
          <draw:text-box>
            <text:p text:style-name="P1">Step 5</text:p>
          </draw:text-box>
        </draw:frame>
        <draw:frame draw:style-name="gr4" draw:layer="layout" svg:width="2.335cm" svg:height="0.962cm" svg:x="10.665cm" svg:y="18.5cm">
          <draw:text-box>
            <text:p text:style-name="P1">Step 6</text:p>
          </draw:text-box>
        </draw:frame>
        <draw:frame draw:style-name="gr4" draw:layer="layout" svg:width="2.335cm" svg:height="0.962cm" svg:x="14.665cm" svg:y="18.5cm">
          <draw:text-box>
            <text:p text:style-name="P1">Step 7</text:p>
          </draw:text-box>
        </draw:frame>
        <draw:frame draw:style-name="gr4" draw:layer="layout" svg:width="2.335cm" svg:height="0.962cm" svg:x="18cm" svg:y="18.538cm">
          <draw:text-box>
            <text:p text:style-name="P1">Step 8</text:p>
          </draw:text-box>
        </draw:frame>
        <draw:frame draw:style-name="gr4" draw:layer="layout" svg:width="2.335cm" svg:height="0.962cm" svg:x="21cm" svg:y="18.5cm">
          <draw:text-box>
            <text:p text:style-name="P1">Step 9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Ring Implementation</text:p>
          </draw:text-box>
        </draw:frame>
        <draw:frame presentation:style-name="pr4" draw:text-style-name="P4" draw:layer="layout" svg:width="25.199cm" svg:height="15.036cm" svg:x="1.4cm" svg:y="4.914cm" presentation:class="outline" presentation:user-transformed="true">
          <draw:text-box>
            <text:list text:style-name="L2">
              <text:list-item>
                <text:p text:style-name="P4">Scoring Matrix is divided into chunks. </text:p>
              </text:list-item>
            </text:list>
            <text:list text:style-name="L2">
              <text:list-item>
                <text:p text:style-name="P4">The height of the chunk is r = n / p,The width is a user setting, k.</text:p>
              </text:list-item>
            </text:list>
            <text:list text:style-name="L2">
              <text:list-item>
                <text:p text:style-name="P4">First Step:</text:p>
              </text:list-item>
            </text:list>
            <text:list text:style-name="L2">
              <text:list-item>
                <text:list>
                  <text:list-item>
                    <text:p text:style-name="P16">P0 calculates score for region 0 .. k-1 and 0 .. r-1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P0 sends bottom row to P1.</text:p>
                  </text:list-item>
                </text:list>
              </text:list-item>
            </text:list>
            <text:list text:style-name="L2">
              <text:list-item>
                <text:p text:style-name="P4">Second Step</text:p>
              </text:list-item>
            </text:list>
            <text:list text:style-name="L2">
              <text:list-item>
                <text:list>
                  <text:list-item>
                    <text:p text:style-name="P16">P0 calculates calculates score for region k .. 2k-1 and 0 .. r-1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P1 calculates score for region 0 .. k-1 and r .. 2r-1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Ring Implementation</text:p>
          </draw:text-box>
        </draw:frame>
        <draw:frame presentation:style-name="pr7" draw:text-style-name="P5" draw:layer="layout" svg:width="25.199cm" svg:height="19.551cm" svg:x="1.301cm" svg:y="3.949cm" presentation:class="outline" presentation:user-transformed="true">
          <draw:text-box>
            <text:list text:style-name="L2">
              <text:list-item>
                <text:p text:style-name="P5"><text:span text:style-name="T10">if (rank ==0 ) 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0">for (k = 0; k &lt; number_of_chucks; k++ 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0">calculate_chunk(temp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0">Send(temp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10">elseif (rank == p -1 )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0">for (k = 0; k &lt; number_of_chucks; k++ 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0">Recv(temp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0">calculate_chunk(tempRow, prev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0">prevRow ← tempRow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10">elseif (rank == p -1 ) 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0">for (k = 0; k &lt; number_of_chucks; k++ 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0">Recv(temp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0">calculate_chunk(tempRow,prev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0">Send(temp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0">prevRow ← tempRow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/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Ring Implementation Details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A Direction Matrix is used in addition to the scoring matrix to keep track of direction to go for trackback .</text:p>
              </text:list-item>
            </text:list>
            <text:list text:style-name="L2">
              <text:list-item>
                <text:p text:style-name="P4">For each loop iteration, we keep track the row from the last iteration.</text:p>
              </text:list-item>
            </text:list>
            <text:list text:style-name="L2">
              <text:list-item>
                <text:p text:style-name="P4">Each processor keeps track of the maximum score and it’s loc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Ring Implementation Traceback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Traceback is done sequentially using message passing to communicate </text:p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draw:line draw:style-name="gr3" draw:text-style-name="P9" draw:layer="layout" svg:x1="3.5cm" svg:y1="9cm" svg:x2="24cm" svg:y2="9cm">
          <text:p text:style-name="P1"/>
        </draw:line>
        <draw:line draw:style-name="gr3" draw:text-style-name="P9" draw:layer="layout" svg:x1="3.5cm" svg:y1="9.5cm" svg:x2="24cm" svg:y2="9.5cm">
          <text:p text:style-name="P1"/>
        </draw:line>
        <draw:line draw:style-name="gr3" draw:text-style-name="P9" draw:layer="layout" svg:x1="3.5cm" svg:y1="10.5cm" svg:x2="24cm" svg:y2="10.5cm">
          <text:p text:style-name="P1"/>
        </draw:line>
        <draw:line draw:style-name="gr3" draw:text-style-name="P9" draw:layer="layout" svg:x1="3.5cm" svg:y1="11cm" svg:x2="24cm" svg:y2="11cm">
          <text:p text:style-name="P1"/>
        </draw:line>
        <draw:frame draw:style-name="gr14" draw:text-style-name="P19" draw:layer="layout" svg:width="1.277cm" svg:height="0.962cm" svg:x="1.223cm" svg:y="9.5cm">
          <draw:text-box>
            <text:p text:style-name="P1"><text:span text:style-name="T11">P0</text:span></text:p>
          </draw:text-box>
        </draw:frame>
        <draw:frame draw:style-name="gr4" draw:text-style-name="P19" draw:layer="layout" svg:width="1.277cm" svg:height="0.962cm" svg:x="1.223cm" svg:y="12.538cm">
          <draw:text-box>
            <text:p text:style-name="P1"><text:span text:style-name="T11">P1</text:span></text:p>
          </draw:text-box>
        </draw:frame>
        <draw:frame draw:style-name="gr4" draw:text-style-name="P19" draw:layer="layout" svg:width="1.277cm" svg:height="0.962cm" svg:x="1.223cm" svg:y="15.5cm">
          <draw:text-box>
            <text:p text:style-name="P1"><text:span text:style-name="T11">P2</text:span></text:p>
          </draw:text-box>
        </draw:frame>
        <draw:frame draw:style-name="gr4" draw:text-style-name="P19" draw:layer="layout" svg:width="1.277cm" svg:height="0.962cm" svg:x="1.223cm" svg:y="18.538cm">
          <draw:text-box>
            <text:p text:style-name="P1"><text:span text:style-name="T11">P3</text:span></text:p>
          </draw:text-box>
        </draw:frame>
        <draw:custom-shape draw:style-name="gr7" draw:text-style-name="P9" draw:layer="layout" svg:width="20.5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0cm" svg:x2="24cm" svg:y2="10cm">
          <text:p text:style-name="P1"/>
        </draw:line>
        <draw:line draw:style-name="gr3" draw:text-style-name="P9" draw:layer="layout" svg:x1="3.5cm" svg:y1="9.5cm" svg:x2="24cm" svg:y2="9.5cm">
          <text:p text:style-name="P1"/>
        </draw:line>
        <draw:line draw:style-name="gr3" draw:text-style-name="P9" draw:layer="layout" svg:x1="3.5cm" svg:y1="10.5cm" svg:x2="24cm" svg:y2="10.5cm">
          <text:p text:style-name="P1"/>
        </draw:line>
        <draw:line draw:style-name="gr3" draw:text-style-name="P9" draw:layer="layout" svg:x1="3.5cm" svg:y1="11cm" svg:x2="24cm" svg:y2="11cm">
          <text:p text:style-name="P1"/>
        </draw:line>
        <draw:line draw:style-name="gr3" draw:text-style-name="P9" draw:layer="layout" svg:x1="3.5cm" svg:y1="9cm" svg:x2="24cm" svg:y2="9cm">
          <text:p text:style-name="P1"/>
        </draw:line>
        <draw:line draw:style-name="gr3" draw:text-style-name="P9" draw:layer="layout" svg:x1="3.5cm" svg:y1="12.5cm" svg:x2="24cm" svg:y2="12.5cm">
          <text:p text:style-name="P1"/>
        </draw:line>
        <draw:line draw:style-name="gr3" draw:text-style-name="P9" draw:layer="layout" svg:x1="3.5cm" svg:y1="13cm" svg:x2="24cm" svg:y2="13cm">
          <text:p text:style-name="P1"/>
        </draw:line>
        <draw:line draw:style-name="gr3" draw:text-style-name="P9" draw:layer="layout" svg:x1="3.5cm" svg:y1="14cm" svg:x2="24cm" svg:y2="14cm">
          <text:p text:style-name="P1"/>
        </draw:line>
        <draw:custom-shape draw:style-name="gr7" draw:text-style-name="P9" draw:layer="layout" svg:width="20.5cm" svg:height="2.5cm" svg:x="3.5cm" svg:y="11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3.5cm" svg:x2="24cm" svg:y2="13.5cm">
          <text:p text:style-name="P1"/>
        </draw:line>
        <draw:line draw:style-name="gr3" draw:text-style-name="P9" draw:layer="layout" svg:x1="3.5cm" svg:y1="13cm" svg:x2="24cm" svg:y2="13cm">
          <text:p text:style-name="P1"/>
        </draw:line>
        <draw:line draw:style-name="gr3" draw:text-style-name="P9" draw:layer="layout" svg:x1="3.5cm" svg:y1="14cm" svg:x2="24cm" svg:y2="14cm">
          <text:p text:style-name="P1"/>
        </draw:line>
        <draw:line draw:style-name="gr3" draw:text-style-name="P9" draw:layer="layout" svg:x1="3.5cm" svg:y1="12cm" svg:x2="24cm" svg:y2="12cm">
          <text:p text:style-name="P1"/>
        </draw:line>
        <draw:line draw:style-name="gr3" draw:text-style-name="P9" draw:layer="layout" svg:x1="3.5cm" svg:y1="12.5cm" svg:x2="24cm" svg:y2="12.5cm">
          <text:p text:style-name="P1"/>
        </draw:line>
        <draw:line draw:style-name="gr3" draw:text-style-name="P9" draw:layer="layout" svg:x1="3.5cm" svg:y1="15cm" svg:x2="24cm" svg:y2="15cm">
          <text:p text:style-name="P1"/>
        </draw:line>
        <draw:line draw:style-name="gr3" draw:text-style-name="P9" draw:layer="layout" svg:x1="3.5cm" svg:y1="15.5cm" svg:x2="24cm" svg:y2="15.5cm">
          <text:p text:style-name="P1"/>
        </draw:line>
        <draw:line draw:style-name="gr3" draw:text-style-name="P9" draw:layer="layout" svg:x1="3.5cm" svg:y1="16.5cm" svg:x2="24cm" svg:y2="16.5cm">
          <text:p text:style-name="P1"/>
        </draw:line>
        <draw:line draw:style-name="gr3" draw:text-style-name="P9" draw:layer="layout" svg:x1="3.5cm" svg:y1="17cm" svg:x2="24cm" svg:y2="17cm">
          <text:p text:style-name="P1"/>
        </draw:line>
        <draw:custom-shape draw:style-name="gr7" draw:text-style-name="P9" draw:layer="layout" svg:width="20.5cm" svg:height="2.5cm" svg:x="3.5cm" svg:y="14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6cm" svg:x2="24cm" svg:y2="16cm">
          <text:p text:style-name="P1"/>
        </draw:line>
        <draw:line draw:style-name="gr3" draw:text-style-name="P9" draw:layer="layout" svg:x1="3.5cm" svg:y1="15.5cm" svg:x2="24cm" svg:y2="15.5cm">
          <text:p text:style-name="P1"/>
        </draw:line>
        <draw:line draw:style-name="gr3" draw:text-style-name="P9" draw:layer="layout" svg:x1="3.5cm" svg:y1="16.5cm" svg:x2="24cm" svg:y2="16.5cm">
          <text:p text:style-name="P1"/>
        </draw:line>
        <draw:line draw:style-name="gr3" draw:text-style-name="P9" draw:layer="layout" svg:x1="3.5cm" svg:y1="17cm" svg:x2="24cm" svg:y2="17cm">
          <text:p text:style-name="P1"/>
        </draw:line>
        <draw:line draw:style-name="gr3" draw:text-style-name="P9" draw:layer="layout" svg:x1="3.5cm" svg:y1="15cm" svg:x2="24cm" svg:y2="15cm">
          <text:p text:style-name="P1"/>
        </draw:line>
        <draw:line draw:style-name="gr3" draw:text-style-name="P9" draw:layer="layout" svg:x1="3.5cm" svg:y1="18cm" svg:x2="24cm" svg:y2="18cm">
          <text:p text:style-name="P1"/>
        </draw:line>
        <draw:line draw:style-name="gr3" draw:text-style-name="P9" draw:layer="layout" svg:x1="3.5cm" svg:y1="18.5cm" svg:x2="24cm" svg:y2="18.5cm">
          <text:p text:style-name="P1"/>
        </draw:line>
        <draw:line draw:style-name="gr3" draw:text-style-name="P9" draw:layer="layout" svg:x1="3.5cm" svg:y1="19.5cm" svg:x2="24cm" svg:y2="19.5cm">
          <text:p text:style-name="P1"/>
        </draw:line>
        <draw:line draw:style-name="gr3" draw:text-style-name="P9" draw:layer="layout" svg:x1="3.5cm" svg:y1="20cm" svg:x2="24cm" svg:y2="20cm">
          <text:p text:style-name="P1"/>
        </draw:line>
        <draw:custom-shape draw:style-name="gr7" draw:text-style-name="P9" draw:layer="layout" svg:width="20.5cm" svg:height="2.5cm" svg:x="3.5cm" svg:y="17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9cm" svg:x2="24cm" svg:y2="19cm">
          <text:p text:style-name="P1"/>
        </draw:line>
        <draw:line draw:style-name="gr3" draw:text-style-name="P9" draw:layer="layout" svg:x1="3.5cm" svg:y1="18.5cm" svg:x2="24cm" svg:y2="18.5cm">
          <text:p text:style-name="P1"/>
        </draw:line>
        <draw:line draw:style-name="gr3" draw:text-style-name="P9" draw:layer="layout" svg:x1="3.5cm" svg:y1="19.5cm" svg:x2="24cm" svg:y2="19.5cm">
          <text:p text:style-name="P1"/>
        </draw:line>
        <draw:line draw:style-name="gr3" draw:text-style-name="P9" draw:layer="layout" svg:x1="3.5cm" svg:y1="20cm" svg:x2="24cm" svg:y2="20cm">
          <text:p text:style-name="P1"/>
        </draw:line>
        <draw:line draw:style-name="gr3" draw:text-style-name="P9" draw:layer="layout" svg:x1="3.5cm" svg:y1="18cm" svg:x2="24cm" svg:y2="18cm">
          <text:p text:style-name="P1"/>
        </draw:line>
        <draw:custom-shape draw:style-name="gr16" draw:text-style-name="P9" draw:layer="layout" svg:width="0.5cm" svg:height="0.5cm" svg:x="15cm" svg:y="18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9" draw:layer="layout" svg:width="0.5cm" svg:height="0.5cm" svg:x="15cm" svg:y="18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9" draw:layer="layout" svg:width="0.5cm" svg:height="0.5cm" svg:x="15cm" svg:y="18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6" draw:text-style-name="P9" draw:layer="layout" svg:width="0.5cm" svg:height="0.5cm" svg:x="14.5cm" svg:y="17.5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6" draw:text-style-name="P9" draw:layer="layout" svg:width="0.5cm" svg:height="0.5cm" svg:x="14.5cm" svg:y="16.5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6" draw:text-style-name="P9" draw:layer="layout" svg:width="0.5cm" svg:height="0.5cm" svg:x="14cm" svg:y="16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6" draw:text-style-name="P9" draw:layer="layout" svg:width="0.5cm" svg:height="0.5cm" svg:x="14.5cm" svg:y="16.5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6" draw:text-style-name="P9" draw:layer="layout" svg:width="0.5cm" svg:height="0.5cm" svg:x="13.5cm" svg:y="15.5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6" draw:text-style-name="P9" draw:layer="layout" svg:width="0.5cm" svg:height="0.5cm" svg:x="12.5cm" svg:y="15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6" draw:text-style-name="P9" draw:layer="layout" svg:width="0.5cm" svg:height="0.5cm" svg:x="12.5cm" svg:y="15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Ring Performance Model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21"><text:span text:style-name="T2">w</text:span> be computation time to score sub-matrix, <text:span text:style-name="T9">b</text:span> time to transmit one chunk, <text:span text:style-name="T2">L</text:span> the latency. We divide the each row into <text:span text:style-name="T2">n</text:span> columns</text:p>
              </text:list-item>
            </text:list>
            <text:list text:style-name="L2">
              <text:list-item>
                <text:p text:style-name="P4">Synchronous</text:p>
              </text:list-item>
            </text:list>
            <text:list text:style-name="L2">
              <text:list-item>
                <text:list>
                  <text:list-item>
                    <text:p text:style-name="P16">T(n,p,r) = <text:span text:style-name="T12"><text:s/></text:span><text:span text:style-name="T13">(L + b + w)((p -1) + n</text:span><text:span text:style-name="T14">2</text:span><text:span text:style-name="T13">/p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5">Asynchronous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5">T(n,p,r) = (w + L + b)</text:span><text:span text:style-name="T13"> ((p -1) <text:s/>+ (wn</text:span><text:span text:style-name="T14">2</text:span><text:span text:style-name="T13">/p) || </text:span><text:span text:style-name="T15"><text:s/>(L + b)</text:span><text:span text:style-name="T13">n</text:span><text:span text:style-name="T14">2</text:span><text:span text:style-name="T13">/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>
        <office:forms form:automatic-focus="false" form:apply-design-mode="false"/>
        <draw:custom-shape draw:style-name="gr7" draw:text-style-name="P9" draw:layer="layout" svg:width="2cm" svg:height="1.5cm" svg:x="3cm" svg:y="9cm">
          <text:p text:style-name="P1"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5.199cm" svg:height="3.256cm" svg:x="1.301cm" svg:y="0.125cm" presentation:class="title">
          <draw:text-box>
            <text:p text:style-name="P1">Alternative Implementation 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Performance is the same as the ring.</text:p>
              </text:list-item>
            </text:list>
          </draw:text-box>
        </draw:frame>
        <draw:frame draw:style-name="gr14" draw:text-style-name="P19" draw:layer="layout" svg:width="1.277cm" svg:height="0.962cm" svg:x="1.223cm" svg:y="9.5cm">
          <draw:text-box>
            <text:p text:style-name="P1"><text:span text:style-name="T11">P0</text:span></text:p>
          </draw:text-box>
        </draw:frame>
        <draw:custom-shape draw:style-name="gr7" draw:text-style-name="P9" draw:layer="layout" svg:width="12.5cm" svg:height="11.5cm" svg:x="3cm" svg:y="9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cm" svg:y1="10.5cm" svg:x2="15.5cm" svg:y2="10.5cm">
          <text:p text:style-name="P1"/>
        </draw:line>
        <draw:line draw:style-name="gr3" draw:text-style-name="P9" draw:layer="layout" svg:x1="5cm" svg:y1="10.5cm" svg:x2="5cm" svg:y2="20.5cm">
          <text:p text:style-name="P1"/>
        </draw:line>
        <draw:line draw:style-name="gr3" draw:text-style-name="P9" draw:layer="layout" svg:x1="7cm" svg:y1="12cm" svg:x2="7cm" svg:y2="20.5cm">
          <text:p text:style-name="P1"/>
        </draw:line>
        <draw:line draw:style-name="gr3" draw:text-style-name="P9" draw:layer="layout" svg:x1="7cm" svg:y1="14cm" svg:x2="15.5cm" svg:y2="14cm">
          <text:p text:style-name="P1"/>
        </draw:line>
        <draw:line draw:style-name="gr3" draw:text-style-name="P9" draw:layer="layout" svg:x1="9cm" svg:y1="14cm" svg:x2="9cm" svg:y2="20.5cm">
          <text:p text:style-name="P1"/>
        </draw:line>
        <draw:line draw:style-name="gr3" draw:text-style-name="P9" draw:layer="layout" svg:x1="5cm" svg:y1="12cm" svg:x2="15.5cm" svg:y2="12cm">
          <text:p text:style-name="P1"/>
        </draw:line>
        <draw:line draw:style-name="gr3" draw:text-style-name="P9" draw:layer="layout" svg:x1="9cm" svg:y1="16cm" svg:x2="15.5cm" svg:y2="16cm">
          <text:p text:style-name="P1"/>
        </draw:line>
        <draw:line draw:style-name="gr3" draw:text-style-name="P9" draw:layer="layout" svg:x1="11cm" svg:y1="16cm" svg:x2="11cm" svg:y2="20.5cm">
          <text:p text:style-name="P1"/>
        </draw:line>
        <draw:line draw:style-name="gr3" draw:text-style-name="P9" draw:layer="layout" svg:x1="11cm" svg:y1="18cm" svg:x2="15.5cm" svg:y2="18cm">
          <text:p text:style-name="P1"/>
        </draw:line>
        <draw:line draw:style-name="gr3" draw:text-style-name="P9" draw:layer="layout" svg:x1="13.5cm" svg:y1="18cm" svg:x2="13.5cm" svg:y2="20.5cm">
          <text:p text:style-name="P1"/>
        </draw:line>
        <draw:frame draw:style-name="gr4" draw:layer="layout" svg:width="1.277cm" svg:height="0.962cm" svg:x="3.5cm" svg:y="13cm">
          <draw:text-box>
            <text:p text:style-name="P1">P1</text:p>
          </draw:text-box>
        </draw:frame>
        <draw:frame draw:style-name="gr17" draw:text-style-name="P1" draw:layer="layout" svg:width="1.277cm" svg:height="0.962cm" svg:x="6.223cm" svg:y="11cm">
          <draw:text-box>
            <text:p text:style-name="P1">P2</text:p>
          </draw:text-box>
        </draw:frame>
        <draw:frame draw:style-name="gr4" draw:layer="layout" svg:width="1.277cm" svg:height="0.962cm" svg:x="5.5cm" svg:y="15cm">
          <draw:text-box>
            <text:p text:style-name="P1">P3</text:p>
          </draw:text-box>
        </draw:frame>
        <draw:frame draw:style-name="gr4" draw:layer="layout" svg:width="1.277cm" svg:height="0.962cm" svg:x="9cm" svg:y="12.895cm">
          <draw:text-box>
            <text:p text:style-name="P1">P0</text:p>
          </draw:text-box>
        </draw:frame>
        <draw:frame draw:style-name="gr4" draw:layer="layout" svg:width="1.277cm" svg:height="0.962cm" svg:x="7.5cm" svg:y="15.5cm">
          <draw:text-box>
            <text:p text:style-name="P1">P1</text:p>
          </draw:text-box>
        </draw:frame>
        <draw:frame draw:style-name="gr18" draw:layer="layout" svg:width="0.502cm" svg:height="1.187cm" svg:x="8.12cm" svg:y="16.5cm">
          <draw:text-box>
            <text:p text:style-name="P1"/>
          </draw:text-box>
        </draw:frame>
        <draw:frame draw:style-name="gr4" draw:layer="layout" svg:width="1.277cm" svg:height="0.962cm" svg:x="10.5cm" svg:y="14.5cm">
          <draw:text-box>
            <text:p text:style-name="P1">P2</text:p>
          </draw:text-box>
        </draw:frame>
        <draw:frame draw:style-name="gr4" draw:layer="layout" svg:width="1.277cm" svg:height="0.962cm" svg:x="9.5cm" svg:y="17.5cm">
          <draw:text-box>
            <text:p text:style-name="P1">P3</text:p>
          </draw:text-box>
        </draw:frame>
        <draw:frame draw:style-name="gr4" draw:layer="layout" svg:width="1.277cm" svg:height="0.962cm" svg:x="12.5cm" svg:y="16.538cm">
          <draw:text-box>
            <text:p text:style-name="P1">P4</text:p>
          </draw:text-box>
        </draw:frame>
        <draw:frame draw:style-name="gr18" draw:layer="layout" svg:width="0.502cm" svg:height="1.187cm" svg:x="21.5cm" svg:y="15cm">
          <draw:text-box>
            <text:p text:style-name="P1"/>
          </draw:text-box>
        </draw:frame>
        <draw:frame draw:style-name="gr18" draw:layer="layout" svg:width="0.502cm" svg:height="1.187cm" svg:x="21.897cm" svg:y="16cm">
          <draw:text-box>
            <text:p text:style-name="P1"/>
          </draw:text-box>
        </draw:frame>
        <draw:frame draw:style-name="gr4" draw:layer="layout" svg:width="1.277cm" svg:height="0.962cm" svg:x="12cm" svg:y="19cm">
          <draw:text-box>
            <text:p text:style-name="P1">P0</text:p>
          </draw:text-box>
        </draw:frame>
        <draw:frame draw:style-name="gr4" draw:layer="layout" svg:width="1.277cm" svg:height="0.962cm" svg:x="14cm" svg:y="19cm">
          <draw:text-box>
            <text:p text:style-name="P1">P1</text:p>
          </draw:text-box>
        </draw:frame>
        <draw:custom-shape draw:style-name="gr19" draw:text-style-name="P9" draw:layer="layout" svg:width="2cm" svg:height="1.5cm" svg:x="3cm" svg:y="9cm">
          <text:p text:style-name="P1"/>
          <draw:enhanced-geometry svg:viewBox="0 0 21600 21600" draw:type="rectangle" draw:enhanced-path="M 0 0 L 21600 0 21600 21600 0 21600 0 0 Z N"/>
        </draw:custom-shape>
        <draw:frame draw:style-name="gr4" draw:layer="layout" svg:width="0.82cm" svg:height="0.962cm" svg:x="3.5cm" svg:y="9.5cm">
          <draw:text-box>
            <text:p text:style-name="P1">k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 presentation:user-transformed="true">
          <draw:text-box>
            <text:p text:style-name="P1">2D Implementation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21"><text:span text:style-name="T2">w</text:span> be computation time to score section k, <text:span text:style-name="T9">b</text:span> time to transmit one chunk, <text:span text:style-name="T2">L</text:span> the latency. We divide the matrix into <text:span text:style-name="T2">n</text:span> regions.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6">T(n,p,r) = </text:span><text:span text:style-name="T12"><text:s/></text:span><text:span text:style-name="T13">w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 presentation:user-transformed="true">
          <draw:text-box>
            <text:p text:style-name="P1">Alt. Implementation Details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Biggest problem is getting the scoring matrix and doing trace bac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1T1">
        <office:forms form:automatic-focus="false" form:apply-design-mode="false"/>
        <draw:frame presentation:style-name="pr6" draw:layer="layout" svg:width="25.199cm" svg:height="3.256cm" svg:x="1.301cm" svg:y="0.125cm" presentation:class="title" presentation:placeholder="true">
          <draw:text-box/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1T1">
        <office:forms form:automatic-focus="false" form:apply-design-mode="false"/>
        <draw:custom-shape draw:style-name="gr20" draw:text-style-name="P9" draw:layer="layout" svg:width="3.5cm" svg:height="2.5cm" svg:x="10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3.5cm" svg:height="2.5cm" svg:x="10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3.5cm" svg:height="2.5cm" svg:x="10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3cm" svg:height="2.5cm" svg:x="3.5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cm" svg:height="2.5cm" svg:x="6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cm" svg:height="2.5cm" svg:x="6.5cm" svg:y="8.5cm">
          <text:p text:style-name="P1"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5.199cm" svg:height="3.256cm" svg:x="1.301cm" svg:y="0.125cm" presentation:class="title">
          <draw:text-box>
            <text:p text:style-name="P1">2d Implementation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2-Dimensional implementation divides scoring matrix calculation among processors</text:p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draw:custom-shape draw:style-name="gr7" draw:text-style-name="P9" draw:layer="layout" svg:width="3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6.5cm" svg:y1="8.5cm" svg:x2="6.5cm" svg:y2="11cm">
          <text:p text:style-name="P1"/>
        </draw:line>
        <draw:line draw:style-name="gr3" draw:text-style-name="P9" draw:layer="layout" svg:x1="10cm" svg:y1="8.5cm" svg:x2="10cm" svg:y2="11cm">
          <text:p text:style-name="P1"/>
        </draw:line>
        <draw:custom-shape draw:style-name="gr7" draw:text-style-name="P9" draw:layer="layout" svg:width="3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9cm" svg:x2="13.5cm" svg:y2="9cm">
          <text:p text:style-name="P1"/>
        </draw:line>
        <draw:line draw:style-name="gr3" draw:text-style-name="P9" draw:layer="layout" svg:x1="3.5cm" svg:y1="9.5cm" svg:x2="13.5cm" svg:y2="9.5cm">
          <text:p text:style-name="P1"/>
        </draw:line>
        <draw:line draw:style-name="gr3" draw:text-style-name="P9" draw:layer="layout" svg:x1="3.5cm" svg:y1="11cm" svg:x2="13.5cm" svg:y2="11cm">
          <text:p text:style-name="P1"/>
        </draw:line>
        <draw:line draw:style-name="gr15" draw:text-style-name="P9" draw:layer="layout" svg:x1="6.5cm" svg:y1="8.5cm" svg:x2="6.5cm" svg:y2="11cm">
          <text:p text:style-name="P1"/>
        </draw:line>
        <draw:line draw:style-name="gr15" draw:text-style-name="P9" draw:layer="layout" svg:x1="10cm" svg:y1="8.5cm" svg:x2="10cm" svg:y2="11cm">
          <text:p text:style-name="P1"/>
        </draw:line>
        <draw:frame draw:style-name="gr4" draw:layer="layout" svg:width="1.277cm" svg:height="0.962cm" svg:x="4.5cm" svg:y="9.5cm">
          <draw:text-box>
            <text:p text:style-name="P1">P0</text:p>
          </draw:text-box>
        </draw:frame>
        <draw:frame draw:style-name="gr4" draw:layer="layout" svg:width="1.277cm" svg:height="0.962cm" svg:x="7.575cm" svg:y="9.538cm">
          <draw:text-box>
            <text:p text:style-name="P1">P1</text:p>
          </draw:text-box>
        </draw:frame>
        <draw:custom-shape draw:style-name="gr24" draw:text-style-name="P9" draw:layer="layout" svg:width="3.5cm" svg:height="2.5cm" svg:x="6.5cm" svg:y="11cm">
          <text:p text:style-name="P1"/>
          <draw:enhanced-geometry svg:viewBox="0 0 21600 21600" draw:type="rectangle" draw:enhanced-path="M 0 0 L 21600 0 21600 21600 0 21600 0 0 Z N"/>
        </draw:custom-shape>
        <draw:frame draw:style-name="gr4" draw:layer="layout" svg:width="1.277cm" svg:height="0.962cm" svg:x="10.723cm" svg:y="9.5cm">
          <draw:text-box>
            <text:p text:style-name="P1">P6</text:p>
          </draw:text-box>
        </draw:frame>
        <draw:line draw:style-name="gr3" draw:text-style-name="P9" draw:layer="layout" svg:x1="3.5cm" svg:y1="11.5cm" svg:x2="13.5cm" svg:y2="11.5cm">
          <text:p text:style-name="P1"/>
        </draw:line>
        <draw:line draw:style-name="gr3" draw:text-style-name="P9" draw:layer="layout" svg:x1="3.5cm" svg:y1="12cm" svg:x2="13.5cm" svg:y2="12cm">
          <text:p text:style-name="P1"/>
        </draw:line>
        <draw:line draw:style-name="gr3" draw:text-style-name="P9" draw:layer="layout" svg:x1="3.5cm" svg:y1="13cm" svg:x2="13.5cm" svg:y2="13cm">
          <text:p text:style-name="P1"/>
        </draw:line>
        <draw:frame draw:style-name="gr4" draw:layer="layout" svg:width="1.277cm" svg:height="0.962cm" svg:x="4cm" svg:y="12cm">
          <draw:text-box>
            <text:p text:style-name="P1">P2</text:p>
          </draw:text-box>
        </draw:frame>
        <draw:frame draw:style-name="gr4" draw:layer="layout" svg:width="1.277cm" svg:height="0.962cm" svg:x="10.723cm" svg:y="12.038cm">
          <draw:text-box>
            <text:p text:style-name="P1">P7</text:p>
          </draw:text-box>
        </draw:frame>
        <draw:frame draw:style-name="gr4" draw:layer="layout" svg:width="1.277cm" svg:height="0.962cm" svg:x="7.5cm" svg:y="12cm">
          <draw:text-box>
            <text:p text:style-name="P1">P3</text:p>
          </draw:text-box>
        </draw:frame>
        <draw:custom-shape draw:style-name="gr12" draw:text-style-name="P9" draw:layer="layout" svg:width="3.5cm" svg:height="2.5cm" svg:x="6.5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3.5cm" svg:height="2.5cm" svg:x="6.5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2.5cm" svg:x="3.5cm" svg:y="13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6.5cm" svg:y1="13.5cm" svg:x2="6.5cm" svg:y2="16cm">
          <text:p text:style-name="P1"/>
        </draw:line>
        <draw:line draw:style-name="gr3" draw:text-style-name="P9" draw:layer="layout" svg:x1="10cm" svg:y1="13.5cm" svg:x2="10cm" svg:y2="16cm">
          <text:p text:style-name="P1"/>
        </draw:line>
        <draw:custom-shape draw:style-name="gr26" draw:text-style-name="P9" draw:layer="layout" svg:width="3cm" svg:height="2.5cm" svg:x="3.5cm" svg:y="13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4cm" svg:x2="13.5cm" svg:y2="14cm">
          <text:p text:style-name="P1"/>
        </draw:line>
        <draw:line draw:style-name="gr3" draw:text-style-name="P9" draw:layer="layout" svg:x1="3.5cm" svg:y1="14.5cm" svg:x2="13.5cm" svg:y2="14.5cm">
          <text:p text:style-name="P1"/>
        </draw:line>
        <draw:line draw:style-name="gr3" draw:text-style-name="P9" draw:layer="layout" svg:x1="3.5cm" svg:y1="15.5cm" svg:x2="13.5cm" svg:y2="15.5cm">
          <text:p text:style-name="P1"/>
        </draw:line>
        <draw:line draw:style-name="gr15" draw:text-style-name="P9" draw:layer="layout" svg:x1="6.5cm" svg:y1="13.5cm" svg:x2="6.5cm" svg:y2="16cm">
          <text:p text:style-name="P1"/>
        </draw:line>
        <draw:line draw:style-name="gr15" draw:text-style-name="P9" draw:layer="layout" svg:x1="10cm" svg:y1="13.5cm" svg:x2="10cm" svg:y2="16cm">
          <text:p text:style-name="P1"/>
        </draw:line>
        <draw:frame draw:style-name="gr4" draw:layer="layout" svg:width="1.277cm" svg:height="0.962cm" svg:x="4.5cm" svg:y="14.5cm">
          <draw:text-box>
            <text:p text:style-name="P1">P4</text:p>
          </draw:text-box>
        </draw:frame>
        <draw:frame draw:style-name="gr4" draw:layer="layout" svg:width="1.277cm" svg:height="0.962cm" svg:x="7.575cm" svg:y="14.538cm">
          <draw:text-box>
            <text:p text:style-name="P1">P5</text:p>
          </draw:text-box>
        </draw:frame>
        <draw:frame draw:style-name="gr4" draw:layer="layout" svg:width="1.277cm" svg:height="0.962cm" svg:x="10.723cm" svg:y="14.5cm">
          <draw:text-box>
            <text:p text:style-name="P1">P8</text:p>
          </draw:text-box>
        </draw:frame>
        <draw:line draw:style-name="gr3" draw:text-style-name="P9" draw:layer="layout" svg:x1="3.5cm" svg:y1="10.5cm" svg:x2="13.5cm" svg:y2="10.5cm">
          <text:p text:style-name="P1"/>
        </draw:lin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5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1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 text:style-name="P1">2d Performance Model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21"><text:span text:style-name="T2">w</text:span> be computation time to score section, <text:span text:style-name="T9">b</text:span> time to transmit one chunk, <text:span text:style-name="T2">L</text:span> the latency. p is the number of processors.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6">T(n,p) = </text:span><text:span text:style-name="T12"><text:s/></text:span><text:span text:style-name="T13">(p-1) (2b + 2L) + p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3">Not better than the ring because it uses too much communication and leaves processors idle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1T1">
        <office:forms form:automatic-focus="false" form:apply-design-mode="false"/>
        <draw:custom-shape draw:style-name="gr12" draw:text-style-name="P9" draw:layer="layout" svg:width="3.5cm" svg:height="2.5cm" svg:x="13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2.5cm" svg:x="16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cm" svg:height="2.5cm" svg:x="19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2.5cm" svg:x="10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3cm" svg:height="2.5cm" svg:x="3.5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cm" svg:height="2.5cm" svg:x="6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cm" svg:height="2.5cm" svg:x="6.5cm" svg:y="8.5cm">
          <text:p text:style-name="P1"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5.199cm" svg:height="3.256cm" svg:x="1.301cm" svg:y="0.125cm" presentation:class="title">
          <draw:text-box>
            <text:p text:style-name="P1">2d Block Acyclic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2-Dimensional implementation, block acyclic</text:p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draw:custom-shape draw:style-name="gr7" draw:text-style-name="P9" draw:layer="layout" svg:width="3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9cm" svg:x2="23cm" svg:y2="9cm">
          <text:p text:style-name="P1"/>
        </draw:line>
        <draw:line draw:style-name="gr3" draw:text-style-name="P9" draw:layer="layout" svg:x1="3.5cm" svg:y1="9.5cm" svg:x2="23cm" svg:y2="9.5cm">
          <text:p text:style-name="P1"/>
        </draw:line>
        <draw:line draw:style-name="gr3" draw:text-style-name="P9" draw:layer="layout" svg:x1="3.5cm" svg:y1="10.5cm" svg:x2="23cm" svg:y2="10.5cm">
          <text:p text:style-name="P1"/>
        </draw:line>
        <draw:line draw:style-name="gr3" draw:text-style-name="P9" draw:layer="layout" svg:x1="3.5cm" svg:y1="11cm" svg:x2="23cm" svg:y2="11cm">
          <text:p text:style-name="P1"/>
        </draw:line>
        <draw:line draw:style-name="gr3" draw:text-style-name="P9" draw:layer="layout" svg:x1="6.5cm" svg:y1="8.5cm" svg:x2="6.5cm" svg:y2="11cm">
          <text:p text:style-name="P1"/>
        </draw:line>
        <draw:line draw:style-name="gr3" draw:text-style-name="P9" draw:layer="layout" svg:x1="10cm" svg:y1="8.5cm" svg:x2="10cm" svg:y2="11cm">
          <text:p text:style-name="P1"/>
        </draw:line>
        <draw:custom-shape draw:style-name="gr7" draw:text-style-name="P9" draw:layer="layout" svg:width="3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9cm" svg:x2="23cm" svg:y2="9cm">
          <text:p text:style-name="P1"/>
        </draw:line>
        <draw:line draw:style-name="gr3" draw:text-style-name="P9" draw:layer="layout" svg:x1="3.5cm" svg:y1="9.5cm" svg:x2="23cm" svg:y2="9.5cm">
          <text:p text:style-name="P1"/>
        </draw:line>
        <draw:line draw:style-name="gr3" draw:text-style-name="P9" draw:layer="layout" svg:x1="3.5cm" svg:y1="10.5cm" svg:x2="23cm" svg:y2="10.5cm">
          <text:p text:style-name="P1"/>
        </draw:line>
        <draw:line draw:style-name="gr3" draw:text-style-name="P9" draw:layer="layout" svg:x1="3.5cm" svg:y1="11cm" svg:x2="23cm" svg:y2="11cm">
          <text:p text:style-name="P1"/>
        </draw:line>
        <draw:line draw:style-name="gr15" draw:text-style-name="P9" draw:layer="layout" svg:x1="6.5cm" svg:y1="8.5cm" svg:x2="6.5cm" svg:y2="11cm">
          <text:p text:style-name="P1"/>
        </draw:line>
        <draw:line draw:style-name="gr15" draw:text-style-name="P9" draw:layer="layout" svg:x1="10cm" svg:y1="8.5cm" svg:x2="10cm" svg:y2="11cm">
          <text:p text:style-name="P1"/>
        </draw:line>
        <draw:frame draw:style-name="gr4" draw:text-style-name="P19" draw:layer="layout" svg:width="1.277cm" svg:height="0.962cm" svg:x="4.5cm" svg:y="9.5cm">
          <draw:text-box>
            <text:p text:style-name="P19">P0</text:p>
          </draw:text-box>
        </draw:frame>
        <draw:frame draw:style-name="gr4" draw:text-style-name="P19" draw:layer="layout" svg:width="1.277cm" svg:height="0.962cm" svg:x="7.575cm" svg:y="9.538cm">
          <draw:text-box>
            <text:p text:style-name="P19">P2</text:p>
          </draw:text-box>
        </draw:frame>
        <draw:custom-shape draw:style-name="gr27" draw:text-style-name="P9" draw:layer="layout" svg:width="3.5cm" svg:height="2.5cm" svg:x="6.5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cm" svg:height="2.5cm" svg:x="10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5cm" svg:height="2.5cm" svg:x="13cm" svg:y="11cm"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19" draw:layer="layout" svg:width="1.277cm" svg:height="0.962cm" svg:x="10.723cm" svg:y="9.5cm">
          <draw:text-box>
            <text:p text:style-name="P19">P0</text:p>
          </draw:text-box>
        </draw:frame>
        <draw:frame draw:style-name="gr4" draw:text-style-name="P19" draw:layer="layout" svg:width="1.277cm" svg:height="0.962cm" svg:x="13.723cm" svg:y="9.5cm">
          <draw:text-box>
            <text:p text:style-name="P19">P2</text:p>
          </draw:text-box>
        </draw:frame>
        <draw:frame draw:style-name="gr4" draw:text-style-name="P19" draw:layer="layout" svg:width="1.277cm" svg:height="0.962cm" svg:x="17.223cm" svg:y="9.5cm">
          <draw:text-box>
            <text:p text:style-name="P19">P0</text:p>
          </draw:text-box>
        </draw:frame>
        <draw:frame draw:style-name="gr4" draw:text-style-name="P19" draw:layer="layout" svg:width="1.277cm" svg:height="0.962cm" svg:x="20.723cm" svg:y="9.5cm">
          <draw:text-box>
            <text:p text:style-name="P19">P2</text:p>
          </draw:text-box>
        </draw:frame>
        <draw:custom-shape draw:style-name="gr13" draw:text-style-name="P9" draw:layer="layout" svg:width="3cm" svg:height="2.5cm" svg:x="16.5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5cm" svg:height="2.5cm" svg:x="19.5cm" svg:y="11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1.5cm" svg:x2="23cm" svg:y2="11.5cm">
          <text:p text:style-name="P1"/>
        </draw:line>
        <draw:line draw:style-name="gr3" draw:text-style-name="P9" draw:layer="layout" svg:x1="3.5cm" svg:y1="12cm" svg:x2="23cm" svg:y2="12cm">
          <text:p text:style-name="P1"/>
        </draw:line>
        <draw:line draw:style-name="gr3" draw:text-style-name="P9" draw:layer="layout" svg:x1="3.5cm" svg:y1="13cm" svg:x2="23cm" svg:y2="13cm">
          <text:p text:style-name="P1"/>
        </draw:line>
        <draw:frame draw:style-name="gr4" draw:text-style-name="P19" draw:layer="layout" svg:width="1.277cm" svg:height="0.962cm" svg:x="4cm" svg:y="12cm">
          <draw:text-box>
            <text:p text:style-name="P19">P1</text:p>
          </draw:text-box>
        </draw:frame>
        <draw:frame draw:style-name="gr4" draw:text-style-name="P19" draw:layer="layout" svg:width="1.277cm" svg:height="0.962cm" svg:x="10.723cm" svg:y="12.038cm">
          <draw:text-box>
            <text:p text:style-name="P19">P1</text:p>
          </draw:text-box>
        </draw:frame>
        <draw:frame draw:style-name="gr28" draw:text-style-name="P19" draw:layer="layout" svg:width="1.277cm" svg:height="1cm" svg:x="20.5cm" svg:y="12cm">
          <draw:text-box>
            <text:p text:style-name="P19">P3</text:p>
          </draw:text-box>
        </draw:frame>
        <draw:frame draw:style-name="gr28" draw:text-style-name="P19" draw:layer="layout" svg:width="1.277cm" svg:height="1cm" svg:x="17.5cm" svg:y="12cm">
          <draw:text-box>
            <text:p text:style-name="P19">P1</text:p>
          </draw:text-box>
        </draw:frame>
        <draw:frame draw:style-name="gr4" draw:text-style-name="P19" draw:layer="layout" svg:width="1.277cm" svg:height="0.962cm" svg:x="7.5cm" svg:y="12cm">
          <draw:text-box>
            <text:p text:style-name="P19">P3</text:p>
          </draw:text-box>
        </draw:frame>
        <draw:frame draw:style-name="gr28" draw:text-style-name="P19" draw:layer="layout" svg:width="1.277cm" svg:height="1cm" svg:x="14cm" svg:y="12cm">
          <draw:text-box>
            <text:p text:style-name="P19">P3</text:p>
          </draw:text-box>
        </draw:frame>
        <draw:custom-shape draw:style-name="gr12" draw:text-style-name="P9" draw:layer="layout" svg:width="3.5cm" svg:height="2.5cm" svg:x="13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2.5cm" svg:x="16.5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cm" svg:height="2.5cm" svg:x="19.5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2.5cm" svg:x="10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3cm" svg:height="2.5cm" svg:x="3.5cm" svg:y="16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cm" svg:height="2.5cm" svg:x="6.5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cm" svg:height="2.5cm" svg:x="6.5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2.5cm" svg:x="3.5cm" svg:y="13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4cm" svg:x2="23cm" svg:y2="14cm">
          <text:p text:style-name="P1"/>
        </draw:line>
        <draw:line draw:style-name="gr3" draw:text-style-name="P9" draw:layer="layout" svg:x1="3.5cm" svg:y1="14.5cm" svg:x2="23cm" svg:y2="14.5cm">
          <text:p text:style-name="P1"/>
        </draw:line>
        <draw:line draw:style-name="gr3" draw:text-style-name="P9" draw:layer="layout" svg:x1="3.5cm" svg:y1="15.5cm" svg:x2="23cm" svg:y2="15.5cm">
          <text:p text:style-name="P1"/>
        </draw:line>
        <draw:line draw:style-name="gr3" draw:text-style-name="P9" draw:layer="layout" svg:x1="3.5cm" svg:y1="16cm" svg:x2="23cm" svg:y2="16cm">
          <text:p text:style-name="P1"/>
        </draw:line>
        <draw:line draw:style-name="gr3" draw:text-style-name="P9" draw:layer="layout" svg:x1="6.5cm" svg:y1="13.5cm" svg:x2="6.5cm" svg:y2="16cm">
          <text:p text:style-name="P1"/>
        </draw:line>
        <draw:line draw:style-name="gr3" draw:text-style-name="P9" draw:layer="layout" svg:x1="10cm" svg:y1="13.5cm" svg:x2="10cm" svg:y2="16cm">
          <text:p text:style-name="P1"/>
        </draw:line>
        <draw:custom-shape draw:style-name="gr7" draw:text-style-name="P9" draw:layer="layout" svg:width="3cm" svg:height="2.5cm" svg:x="3.5cm" svg:y="13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4cm" svg:x2="23cm" svg:y2="14cm">
          <text:p text:style-name="P1"/>
        </draw:line>
        <draw:line draw:style-name="gr3" draw:text-style-name="P9" draw:layer="layout" svg:x1="3.5cm" svg:y1="14.5cm" svg:x2="23cm" svg:y2="14.5cm">
          <text:p text:style-name="P1"/>
        </draw:line>
        <draw:line draw:style-name="gr3" draw:text-style-name="P9" draw:layer="layout" svg:x1="3.5cm" svg:y1="15.5cm" svg:x2="23cm" svg:y2="15.5cm">
          <text:p text:style-name="P1"/>
        </draw:line>
        <draw:line draw:style-name="gr3" draw:text-style-name="P9" draw:layer="layout" svg:x1="3.5cm" svg:y1="16cm" svg:x2="23cm" svg:y2="16cm">
          <text:p text:style-name="P1"/>
        </draw:line>
        <draw:line draw:style-name="gr15" draw:text-style-name="P9" draw:layer="layout" svg:x1="6.5cm" svg:y1="13.5cm" svg:x2="6.5cm" svg:y2="16cm">
          <text:p text:style-name="P1"/>
        </draw:line>
        <draw:line draw:style-name="gr15" draw:text-style-name="P9" draw:layer="layout" svg:x1="10cm" svg:y1="13.5cm" svg:x2="10cm" svg:y2="16cm">
          <text:p text:style-name="P1"/>
        </draw:line>
        <draw:frame draw:style-name="gr4" draw:text-style-name="P19" draw:layer="layout" svg:width="1.277cm" svg:height="0.962cm" svg:x="4.5cm" svg:y="14.5cm">
          <draw:text-box>
            <text:p text:style-name="P19">P0</text:p>
          </draw:text-box>
        </draw:frame>
        <draw:frame draw:style-name="gr4" draw:text-style-name="P19" draw:layer="layout" svg:width="1.277cm" svg:height="0.962cm" svg:x="7.575cm" svg:y="14.538cm">
          <draw:text-box>
            <text:p text:style-name="P19">P2</text:p>
          </draw:text-box>
        </draw:frame>
        <draw:custom-shape draw:style-name="gr27" draw:text-style-name="P9" draw:layer="layout" svg:width="3.5cm" svg:height="2.5cm" svg:x="6.5cm" svg:y="16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cm" svg:height="2.5cm" svg:x="10cm" svg:y="16cm"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5cm" svg:height="2.5cm" svg:x="13cm" svg:y="16cm"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19" draw:layer="layout" svg:width="1.277cm" svg:height="0.962cm" svg:x="10.723cm" svg:y="14.5cm">
          <draw:text-box>
            <text:p text:style-name="P19">P0</text:p>
          </draw:text-box>
        </draw:frame>
        <draw:frame draw:style-name="gr4" draw:text-style-name="P19" draw:layer="layout" svg:width="1.277cm" svg:height="0.962cm" svg:x="13.723cm" svg:y="14.5cm">
          <draw:text-box>
            <text:p text:style-name="P19">P2</text:p>
          </draw:text-box>
        </draw:frame>
        <draw:frame draw:style-name="gr4" draw:text-style-name="P19" draw:layer="layout" svg:width="1.277cm" svg:height="0.962cm" svg:x="17.223cm" svg:y="14.5cm">
          <draw:text-box>
            <text:p text:style-name="P19">P0</text:p>
          </draw:text-box>
        </draw:frame>
        <draw:frame draw:style-name="gr4" draw:text-style-name="P19" draw:layer="layout" svg:width="1.277cm" svg:height="0.962cm" svg:x="20.723cm" svg:y="14.5cm">
          <draw:text-box>
            <text:p text:style-name="P19">P2</text:p>
          </draw:text-box>
        </draw:frame>
        <draw:custom-shape draw:style-name="gr13" draw:text-style-name="P9" draw:layer="layout" svg:width="3cm" svg:height="2.5cm" svg:x="16.5cm" svg:y="16cm"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5cm" svg:height="2.5cm" svg:x="19.5cm" svg:y="16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6.5cm" svg:x2="23cm" svg:y2="16.5cm">
          <text:p text:style-name="P1"/>
        </draw:line>
        <draw:line draw:style-name="gr3" draw:text-style-name="P9" draw:layer="layout" svg:x1="3.5cm" svg:y1="17cm" svg:x2="23cm" svg:y2="17cm">
          <text:p text:style-name="P1"/>
        </draw:line>
        <draw:line draw:style-name="gr3" draw:text-style-name="P9" draw:layer="layout" svg:x1="3.5cm" svg:y1="18cm" svg:x2="23cm" svg:y2="18cm">
          <text:p text:style-name="P1"/>
        </draw:line>
        <draw:frame draw:style-name="gr4" draw:text-style-name="P19" draw:layer="layout" svg:width="1.277cm" svg:height="0.962cm" svg:x="4cm" svg:y="17cm">
          <draw:text-box>
            <text:p text:style-name="P19">P1</text:p>
          </draw:text-box>
        </draw:frame>
        <draw:frame draw:style-name="gr4" draw:text-style-name="P19" draw:layer="layout" svg:width="1.277cm" svg:height="0.962cm" svg:x="10.723cm" svg:y="17.038cm">
          <draw:text-box>
            <text:p text:style-name="P19">P1</text:p>
          </draw:text-box>
        </draw:frame>
        <draw:frame draw:style-name="gr28" draw:text-style-name="P19" draw:layer="layout" svg:width="1.277cm" svg:height="1cm" svg:x="20.5cm" svg:y="17cm">
          <draw:text-box>
            <text:p text:style-name="P19">P3</text:p>
          </draw:text-box>
        </draw:frame>
        <draw:frame draw:style-name="gr28" draw:text-style-name="P19" draw:layer="layout" svg:width="1.277cm" svg:height="1cm" svg:x="17.5cm" svg:y="17cm">
          <draw:text-box>
            <text:p text:style-name="P19">P1</text:p>
          </draw:text-box>
        </draw:frame>
        <draw:frame draw:style-name="gr4" draw:text-style-name="P19" draw:layer="layout" svg:width="1.277cm" svg:height="0.962cm" svg:x="7.5cm" svg:y="17cm">
          <draw:text-box>
            <text:p text:style-name="P19">P3</text:p>
          </draw:text-box>
        </draw:frame>
        <draw:frame draw:style-name="gr28" draw:text-style-name="P19" draw:layer="layout" svg:width="1.277cm" svg:height="1cm" svg:x="14cm" svg:y="17cm">
          <draw:text-box>
            <text:p text:style-name="P19">P3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5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1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 text:style-name="P1">2d Block Acyclic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21"><text:span text:style-name="T2">w</text:span> be computation time to score section, <text:span text:style-name="T9">b</text:span> time to transmit one chunk, <text:span text:style-name="T2">L</text:span> the latency. p is the number of processors. n is the number of chunks.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6">T(n,p) = </text:span><text:span text:style-name="T12"><text:s/></text:span><text:span text:style-name="T13">(p-1) (2b + 2L + w) + p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3">Not better than the ring because it uses too much communication and leaves processors idle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5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Blue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Kevin English</meta:initial-creator>
    <meta:creation-date>2008-12-03T20:20:22</meta:creation-date>
    <dc:creator>Kevin English</dc:creator>
    <dc:date>2008-12-05T12:06:48</dc:date>
    <dc:language>fi-FI</dc:language>
    <meta:editing-cycles>58</meta:editing-cycles>
    <meta:editing-duration>PT6H33M26S</meta:editing-duration>
    <meta:user-defined meta:name="Info 1"/>
    <meta:user-defined meta:name="Info 2"/>
    <meta:user-defined meta:name="Info 3"/>
    <meta:user-defined meta:name="Info 4"/>
    <meta:document-statistic meta:object-count="468"/>
  </office:meta>
</office:document-meta>
</file>